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947cm" table:align="left"/>
    </style:style>
    <style:style style:name="Table1.A" style:family="table-column">
      <style:table-column-properties style:column-width="1.939cm"/>
    </style:style>
    <style:style style:name="Table1.B" style:family="table-column">
      <style:table-column-properties style:column-width="2.122cm"/>
    </style:style>
    <style:style style:name="Table1.C" style:family="table-column">
      <style:table-column-properties style:column-width="6.417cm"/>
    </style:style>
    <style:style style:name="Table1.D" style:family="table-column">
      <style:table-column-properties style:column-width="1.341cm"/>
    </style:style>
    <style:style style:name="Table1.E" style:family="table-column">
      <style:table-column-properties style:column-width="1.034cm"/>
    </style:style>
    <style:style style:name="Table1.F" style:family="table-column">
      <style:table-column-properties style:column-width="1.0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169cm" table:align="left"/>
    </style:style>
    <style:style style:name="Table2.A" style:family="table-column">
      <style:table-column-properties style:column-width="1.939cm"/>
    </style:style>
    <style:style style:name="Table2.B" style:family="table-column">
      <style:table-column-properties style:column-width="2.122cm"/>
    </style:style>
    <style:style style:name="Table2.C" style:family="table-column">
      <style:table-column-properties style:column-width="2.639cm"/>
    </style:style>
    <style:style style:name="Table2.D" style:family="table-column">
      <style:table-column-properties style:column-width="1.341cm"/>
    </style:style>
    <style:style style:name="Table2.E" style:family="table-column">
      <style:table-column-properties style:column-width="1.034cm"/>
    </style:style>
    <style:style style:name="Table2.F" style:family="table-column">
      <style:table-column-properties style:column-width="1.09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326cm" table:align="left"/>
    </style:style>
    <style:style style:name="Table3.A" style:family="table-column">
      <style:table-column-properties style:column-width="1.939cm"/>
    </style:style>
    <style:style style:name="Table3.B" style:family="table-column">
      <style:table-column-properties style:column-width="2.122cm"/>
    </style:style>
    <style:style style:name="Table3.C" style:family="table-column">
      <style:table-column-properties style:column-width="3.796cm"/>
    </style:style>
    <style:style style:name="Table3.D" style:family="table-column">
      <style:table-column-properties style:column-width="1.341cm"/>
    </style:style>
    <style:style style:name="Table3.E" style:family="table-column">
      <style:table-column-properties style:column-width="1.034cm"/>
    </style:style>
    <style:style style:name="Table3.F" style:family="table-column">
      <style:table-column-properties style:column-width="1.09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909cm"/>
    </style:style>
    <style:style style:name="Table4.B" style:family="table-column">
      <style:table-column-properties style:column-width="2.113cm"/>
    </style:style>
    <style:style style:name="Table4.C" style:family="table-column">
      <style:table-column-properties style:column-width="9.504cm"/>
    </style:style>
    <style:style style:name="Table4.D" style:family="table-column">
      <style:table-column-properties style:column-width="1.335cm"/>
    </style:style>
    <style:style style:name="Table4.E" style:family="table-column">
      <style:table-column-properties style:column-width="1.028cm"/>
    </style:style>
    <style:style style:name="Table4.F" style:family="table-column">
      <style:table-column-properties style:column-width="1.11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907cm"/>
    </style:style>
    <style:style style:name="Table5.B" style:family="table-column">
      <style:table-column-properties style:column-width="2.122cm"/>
    </style:style>
    <style:style style:name="Table5.C" style:family="table-column">
      <style:table-column-properties style:column-width="9.514cm"/>
    </style:style>
    <style:style style:name="Table5.D" style:family="table-column">
      <style:table-column-properties style:column-width="1.335cm"/>
    </style:style>
    <style:style style:name="Table5.E" style:family="table-column">
      <style:table-column-properties style:column-width="1.028cm"/>
    </style:style>
    <style:style style:name="Table5.F" style:family="table-column">
      <style:table-column-properties style:column-width="1.0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07cm"/>
    </style:style>
    <style:style style:name="Table6.B" style:family="table-column">
      <style:table-column-properties style:column-width="2.113cm"/>
    </style:style>
    <style:style style:name="Table6.C" style:family="table-column">
      <style:table-column-properties style:column-width="9.506cm"/>
    </style:style>
    <style:style style:name="Table6.D" style:family="table-column">
      <style:table-column-properties style:column-width="1.335cm"/>
    </style:style>
    <style:style style:name="Table6.E" style:family="table-column">
      <style:table-column-properties style:column-width="1.028cm"/>
    </style:style>
    <style:style style:name="Table6.F" style:family="table-column">
      <style:table-column-properties style:column-width="1.11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2.115cm"/>
    </style:style>
    <style:style style:name="Table7.C" style:family="table-column">
      <style:table-column-properties style:column-width="9.52cm"/>
    </style:style>
    <style:style style:name="Table7.D" style:family="table-column">
      <style:table-column-properties style:column-width="1.335cm"/>
    </style:style>
    <style:style style:name="Table7.E" style:family="table-column">
      <style:table-column-properties style:column-width="1.028cm"/>
    </style:style>
    <style:style style:name="Table7.F" style:family="table-column">
      <style:table-column-properties style:column-width="1.09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.909cm"/>
    </style:style>
    <style:style style:name="Table8.B" style:family="table-column">
      <style:table-column-properties style:column-width="2.113cm"/>
    </style:style>
    <style:style style:name="Table8.C" style:family="table-column">
      <style:table-column-properties style:column-width="9.521cm"/>
    </style:style>
    <style:style style:name="Table8.D" style:family="table-column">
      <style:table-column-properties style:column-width="1.335cm"/>
    </style:style>
    <style:style style:name="Table8.E" style:family="table-column">
      <style:table-column-properties style:column-width="1.028cm"/>
    </style:style>
    <style:style style:name="Table8.F" style:family="table-column">
      <style:table-column-properties style:column-width="1.09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464cm" table:align="left"/>
    </style:style>
    <style:style style:name="Table9.A" style:family="table-column">
      <style:table-column-properties style:column-width="1.939cm"/>
    </style:style>
    <style:style style:name="Table9.B" style:family="table-column">
      <style:table-column-properties style:column-width="2.122cm"/>
    </style:style>
    <style:style style:name="Table9.C" style:family="table-column">
      <style:table-column-properties style:column-width="3.933cm"/>
    </style:style>
    <style:style style:name="Table9.D" style:family="table-column">
      <style:table-column-properties style:column-width="1.341cm"/>
    </style:style>
    <style:style style:name="Table9.E" style:family="table-column">
      <style:table-column-properties style:column-width="1.034cm"/>
    </style:style>
    <style:style style:name="Table9.F" style:family="table-column">
      <style:table-column-properties style:column-width="1.09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5.997cm" table:align="left"/>
    </style:style>
    <style:style style:name="Table10.A" style:family="table-column">
      <style:table-column-properties style:column-width="1.939cm"/>
    </style:style>
    <style:style style:name="Table10.B" style:family="table-column">
      <style:table-column-properties style:column-width="2.122cm"/>
    </style:style>
    <style:style style:name="Table10.C" style:family="table-column">
      <style:table-column-properties style:column-width="8.449cm"/>
    </style:style>
    <style:style style:name="Table10.D" style:family="table-column">
      <style:table-column-properties style:column-width="1.341cm"/>
    </style:style>
    <style:style style:name="Table10.E" style:family="table-column">
      <style:table-column-properties style:column-width="1.034cm"/>
    </style:style>
    <style:style style:name="Table10.F" style:family="table-column">
      <style:table-column-properties style:column-width="1.11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997cm" table:align="left"/>
    </style:style>
    <style:style style:name="Table11.A" style:family="table-column">
      <style:table-column-properties style:column-width="1.939cm"/>
    </style:style>
    <style:style style:name="Table11.B" style:family="table-column">
      <style:table-column-properties style:column-width="2.122cm"/>
    </style:style>
    <style:style style:name="Table11.C" style:family="table-column">
      <style:table-column-properties style:column-width="8.449cm"/>
    </style:style>
    <style:style style:name="Table11.D" style:family="table-column">
      <style:table-column-properties style:column-width="1.341cm"/>
    </style:style>
    <style:style style:name="Table11.E" style:family="table-column">
      <style:table-column-properties style:column-width="1.034cm"/>
    </style:style>
    <style:style style:name="Table11.F" style:family="table-column">
      <style:table-column-properties style:column-width="1.11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979cm" table:align="left"/>
    </style:style>
    <style:style style:name="Table12.A" style:family="table-column">
      <style:table-column-properties style:column-width="1.939cm"/>
    </style:style>
    <style:style style:name="Table12.B" style:family="table-column">
      <style:table-column-properties style:column-width="2.122cm"/>
    </style:style>
    <style:style style:name="Table12.C" style:family="table-column">
      <style:table-column-properties style:column-width="8.449cm"/>
    </style:style>
    <style:style style:name="Table12.D" style:family="table-column">
      <style:table-column-properties style:column-width="1.341cm"/>
    </style:style>
    <style:style style:name="Table12.E" style:family="table-column">
      <style:table-column-properties style:column-width="1.034cm"/>
    </style:style>
    <style:style style:name="Table12.F" style:family="table-column">
      <style:table-column-properties style:column-width="1.09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6.342cm" table:align="left"/>
    </style:style>
    <style:style style:name="Table13.A" style:family="table-column">
      <style:table-column-properties style:column-width="1.939cm"/>
    </style:style>
    <style:style style:name="Table13.B" style:family="table-column">
      <style:table-column-properties style:column-width="2.122cm"/>
    </style:style>
    <style:style style:name="Table13.C" style:family="table-column">
      <style:table-column-properties style:column-width="8.812cm"/>
    </style:style>
    <style:style style:name="Table13.D" style:family="table-column">
      <style:table-column-properties style:column-width="1.341cm"/>
    </style:style>
    <style:style style:name="Table13.E" style:family="table-column">
      <style:table-column-properties style:column-width="1.034cm"/>
    </style:style>
    <style:style style:name="Table13.F" style:family="table-column">
      <style:table-column-properties style:column-width="1.095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5.979cm" table:align="left"/>
    </style:style>
    <style:style style:name="Table14.A" style:family="table-column">
      <style:table-column-properties style:column-width="1.939cm"/>
    </style:style>
    <style:style style:name="Table14.B" style:family="table-column">
      <style:table-column-properties style:column-width="2.122cm"/>
    </style:style>
    <style:style style:name="Table14.C" style:family="table-column">
      <style:table-column-properties style:column-width="8.449cm"/>
    </style:style>
    <style:style style:name="Table14.D" style:family="table-column">
      <style:table-column-properties style:column-width="1.341cm"/>
    </style:style>
    <style:style style:name="Table14.E" style:family="table-column">
      <style:table-column-properties style:column-width="1.034cm"/>
    </style:style>
    <style:style style:name="Table14.F" style:family="table-column">
      <style:table-column-properties style:column-width="1.09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6.342cm" table:align="left"/>
    </style:style>
    <style:style style:name="Table15.A" style:family="table-column">
      <style:table-column-properties style:column-width="1.939cm"/>
    </style:style>
    <style:style style:name="Table15.B" style:family="table-column">
      <style:table-column-properties style:column-width="2.122cm"/>
    </style:style>
    <style:style style:name="Table15.C" style:family="table-column">
      <style:table-column-properties style:column-width="8.812cm"/>
    </style:style>
    <style:style style:name="Table15.D" style:family="table-column">
      <style:table-column-properties style:column-width="1.341cm"/>
    </style:style>
    <style:style style:name="Table15.E" style:family="table-column">
      <style:table-column-properties style:column-width="1.034cm"/>
    </style:style>
    <style:style style:name="Table15.F" style:family="table-column">
      <style:table-column-properties style:column-width="1.095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5.979cm" table:align="left"/>
    </style:style>
    <style:style style:name="Table16.A" style:family="table-column">
      <style:table-column-properties style:column-width="1.939cm"/>
    </style:style>
    <style:style style:name="Table16.B" style:family="table-column">
      <style:table-column-properties style:column-width="2.122cm"/>
    </style:style>
    <style:style style:name="Table16.C" style:family="table-column">
      <style:table-column-properties style:column-width="8.449cm"/>
    </style:style>
    <style:style style:name="Table16.D" style:family="table-column">
      <style:table-column-properties style:column-width="1.341cm"/>
    </style:style>
    <style:style style:name="Table16.E" style:family="table-column">
      <style:table-column-properties style:column-width="1.034cm"/>
    </style:style>
    <style:style style:name="Table16.F" style:family="table-column">
      <style:table-column-properties style:column-width="1.09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6.037cm" table:align="left"/>
    </style:style>
    <style:style style:name="Table17.A" style:family="table-column">
      <style:table-column-properties style:column-width="1.939cm"/>
    </style:style>
    <style:style style:name="Table17.B" style:family="table-column">
      <style:table-column-properties style:column-width="2.122cm"/>
    </style:style>
    <style:style style:name="Table17.C" style:family="table-column">
      <style:table-column-properties style:column-width="8.507cm"/>
    </style:style>
    <style:style style:name="Table17.D" style:family="table-column">
      <style:table-column-properties style:column-width="1.341cm"/>
    </style:style>
    <style:style style:name="Table17.E" style:family="table-column">
      <style:table-column-properties style:column-width="1.034cm"/>
    </style:style>
    <style:style style:name="Table17.F" style:family="table-column">
      <style:table-column-properties style:column-width="1.09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3.171cm" table:align="left"/>
    </style:style>
    <style:style style:name="Table18.A" style:family="table-column">
      <style:table-column-properties style:column-width="1.939cm"/>
    </style:style>
    <style:style style:name="Table18.B" style:family="table-column">
      <style:table-column-properties style:column-width="2.122cm"/>
    </style:style>
    <style:style style:name="Table18.C" style:family="table-column">
      <style:table-column-properties style:column-width="5.641cm"/>
    </style:style>
    <style:style style:name="Table18.D" style:family="table-column">
      <style:table-column-properties style:column-width="1.341cm"/>
    </style:style>
    <style:style style:name="Table18.E" style:family="table-column">
      <style:table-column-properties style:column-width="1.034cm"/>
    </style:style>
    <style:style style:name="Table18.F" style:family="table-column">
      <style:table-column-properties style:column-width="1.09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01cm" table:align="left"/>
    </style:style>
    <style:style style:name="Table19.A" style:family="table-column">
      <style:table-column-properties style:column-width="1.939cm"/>
    </style:style>
    <style:style style:name="Table19.B" style:family="table-column">
      <style:table-column-properties style:column-width="2.122cm"/>
    </style:style>
    <style:style style:name="Table19.C" style:family="table-column">
      <style:table-column-properties style:column-width="8.671cm"/>
    </style:style>
    <style:style style:name="Table19.D" style:family="table-column">
      <style:table-column-properties style:column-width="1.341cm"/>
    </style:style>
    <style:style style:name="Table19.E" style:family="table-column">
      <style:table-column-properties style:column-width="1.034cm"/>
    </style:style>
    <style:style style:name="Table19.F" style:family="table-column">
      <style:table-column-properties style:column-width="1.09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3.171cm" table:align="left"/>
    </style:style>
    <style:style style:name="Table20.A" style:family="table-column">
      <style:table-column-properties style:column-width="1.939cm"/>
    </style:style>
    <style:style style:name="Table20.B" style:family="table-column">
      <style:table-column-properties style:column-width="2.122cm"/>
    </style:style>
    <style:style style:name="Table20.C" style:family="table-column">
      <style:table-column-properties style:column-width="5.641cm"/>
    </style:style>
    <style:style style:name="Table20.D" style:family="table-column">
      <style:table-column-properties style:column-width="1.341cm"/>
    </style:style>
    <style:style style:name="Table20.E" style:family="table-column">
      <style:table-column-properties style:column-width="1.034cm"/>
    </style:style>
    <style:style style:name="Table20.F" style:family="table-column">
      <style:table-column-properties style:column-width="1.095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6.201cm" table:align="left"/>
    </style:style>
    <style:style style:name="Table21.A" style:family="table-column">
      <style:table-column-properties style:column-width="1.939cm"/>
    </style:style>
    <style:style style:name="Table21.B" style:family="table-column">
      <style:table-column-properties style:column-width="2.122cm"/>
    </style:style>
    <style:style style:name="Table21.C" style:family="table-column">
      <style:table-column-properties style:column-width="8.671cm"/>
    </style:style>
    <style:style style:name="Table21.D" style:family="table-column">
      <style:table-column-properties style:column-width="1.341cm"/>
    </style:style>
    <style:style style:name="Table21.E" style:family="table-column">
      <style:table-column-properties style:column-width="1.034cm"/>
    </style:style>
    <style:style style:name="Table21.F" style:family="table-column">
      <style:table-column-properties style:column-width="1.095cm"/>
    </style:style>
    <style:style style:name="Table2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weight="normal" officeooo:paragraph-rsid="000654c1" style:font-weight-asian="normal" style:font-weight-complex="normal"/>
    </style:style>
    <style:style style:name="P2" style:family="paragraph" style:parent-style-name="Horizontal_20_Line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" style:family="paragraph" style:parent-style-name="Horizontal_20_Line">
      <loext:graphic-properties draw:fill-gradient-name="gradient" draw:fill-hatch-name="hatch"/>
      <style:paragraph-properties fo:margin-top="0cm" fo:margin-bottom="0cm" style:contextual-spacing="false"/>
      <style:text-properties fo:font-weight="normal" officeooo:paragraph-rsid="000cca88" style:font-weight-asian="normal" style:font-weight-complex="normal"/>
    </style:style>
    <style:style style:name="P4" style:family="paragraph" style:parent-style-name="Standard">
      <style:text-properties fo:font-weight="normal" officeooo:rsid="000654c1" officeooo:paragraph-rsid="000654c1" style:font-weight-asian="normal" style:font-weight-complex="normal"/>
    </style:style>
    <style:style style:name="P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9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0" style:family="paragraph" style:parent-style-name="Table_20_Heading">
      <loext:graphic-properties draw:fill-gradient-name="gradient" draw:fill-hatch-name="hatch"/>
      <style:paragraph-properties fo:margin-top="0cm" fo:margin-bottom="0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weight="normal" officeooo:paragraph-rsid="00075e0d" style:font-weight-asian="normal" style:font-weight-complex="normal"/>
    </style:style>
    <style:style style:name="P16" style:family="paragraph" style:parent-style-name="Text_20_body">
      <style:text-properties fo:font-weight="normal" officeooo:rsid="000654c1" officeooo:paragraph-rsid="000654c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5e0d" style:font-weight-asian="bold" style:font-weight-complex="bold"/>
    </style:style>
    <style:style style:name="T3" style:family="text">
      <style:text-properties officeooo:rsid="000654c1"/>
    </style:style>
    <style:style style:name="T4" style:family="text">
      <style:text-properties officeooo:rsid="00075e0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3">Transkript (Karne)</text:span></text:h>
      <text:section text:style-name="Sect1" text:name="main-wrapper">
        <text:p text:style-name="P15"><text:span text:style-name="T2">Akademik Yıl: 2015-16 </text:span><text:span text:style-name="T4"><text:tab/><text:tab/></text:span>Dönem: <text:span text:style-name="T1">GÜZ </text:span><text:tab/><text:tab/>Bölüm: MİMARLIK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 table:style-name="TableLine94924259119680">
              <table:table-cell table:style-name="Table1.A1" office:value-type="string">
                <text:p text:style-name="P9">Ref. Kod </text:p>
              </table:table-cell>
              <table:table-cell table:style-name="Table1.A1" office:value-type="string">
                <text:p text:style-name="P9">Ders Kod. </text:p>
              </table:table-cell>
              <table:table-cell table:style-name="Table1.A1" office:value-type="string">
                <text:p text:style-name="P9">Ders Adı </text:p>
              </table:table-cell>
              <table:table-cell table:style-name="Table1.A1" office:value-type="string">
                <text:p text:style-name="P9">GRD. </text:p>
              </table:table-cell>
              <table:table-cell table:style-name="Table1.A1" office:value-type="string">
                <text:p text:style-name="P9">CH. </text:p>
              </table:table-cell>
              <table:table-cell table:style-name="Table1.A1" office:value-type="string">
                <text:p text:style-name="P9">CR. </text:p>
              </table:table-cell>
            </table:table-row>
          </table:table-header-rows>
          <table:table-row table:style-name="TableLine94924259119680">
            <table:table-cell table:style-name="Table1.A1" office:value-type="string">
              <text:p text:style-name="P6">717E2 </text:p>
            </table:table-cell>
            <table:table-cell table:style-name="Table1.A1" office:value-type="string">
              <text:p text:style-name="P6">EPS 102 </text:p>
            </table:table-cell>
            <table:table-cell table:style-name="Table1.A1" office:value-type="string">
              <text:p text:style-name="P9">Elementary and Pre-Intermediate </text:p>
            </table:table-cell>
            <table:table-cell table:style-name="Table1.A1" office:value-type="string">
              <text:p text:style-name="P5">S1 </text:p>
            </table:table-cell>
            <table:table-cell table:style-name="Table1.A1" office:value-type="string">
              <text:p text:style-name="P6">0 </text:p>
            </table:table-cell>
            <table:table-cell table:style-name="Table1.A1" office:value-type="string">
              <text:p text:style-name="P6">0 </text:p>
            </table:table-cell>
          </table:table-row>
        </table:table>
        <text:p text:style-name="P14">SCHOOL OF FOREIGN LANGUAGES-INTENSIVE ENGLISH DIVISION </text:p>
        <text:p text:style-name="P2"/>
        <text:p text:style-name="P14"><text:span text:style-name="T1">Akademik Yıl: 2015-16 </text:span><text:tab/><text:tab/>Dönem: <text:span text:style-name="T1">BAHAR </text:span><text:tab/><text:tab/>Bölüm: MİMARLIK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header-rows>
            <table:table-row table:style-name="TableLine94924261427760">
              <table:table-cell table:style-name="Table2.A1" office:value-type="string">
                <text:p text:style-name="P9">Ref. Kod </text:p>
              </table:table-cell>
              <table:table-cell table:style-name="Table2.A1" office:value-type="string">
                <text:p text:style-name="P9">Ders Kod. </text:p>
              </table:table-cell>
              <table:table-cell table:style-name="Table2.A1" office:value-type="string">
                <text:p text:style-name="P9">Ders Adı </text:p>
              </table:table-cell>
              <table:table-cell table:style-name="Table2.A1" office:value-type="string">
                <text:p text:style-name="P9">GRD. </text:p>
              </table:table-cell>
              <table:table-cell table:style-name="Table2.A1" office:value-type="string">
                <text:p text:style-name="P9">CH. </text:p>
              </table:table-cell>
              <table:table-cell table:style-name="Table2.A1" office:value-type="string">
                <text:p text:style-name="P9">CR. </text:p>
              </table:table-cell>
            </table:table-row>
          </table:table-header-rows>
          <table:table-row table:style-name="TableLine94924261427760">
            <table:table-cell table:style-name="Table2.A1" office:value-type="string">
              <text:p text:style-name="P6">717E4 </text:p>
            </table:table-cell>
            <table:table-cell table:style-name="Table2.A1" office:value-type="string">
              <text:p text:style-name="P6">EPS 104 </text:p>
            </table:table-cell>
            <table:table-cell table:style-name="Table2.A1" office:value-type="string">
              <text:p text:style-name="P9">Intermediate </text:p>
            </table:table-cell>
            <table:table-cell table:style-name="Table2.A1" office:value-type="string">
              <text:p text:style-name="P6"><text:span text:style-name="T1">P1</text:span> </text:p>
            </table:table-cell>
            <table:table-cell table:style-name="Table2.A1" office:value-type="string">
              <text:p text:style-name="P6">0 </text:p>
            </table:table-cell>
            <table:table-cell table:style-name="Table2.A1" office:value-type="string">
              <text:p text:style-name="P6">0 </text:p>
            </table:table-cell>
          </table:table-row>
        </table:table>
        <text:p text:style-name="P14">SCHOOL OF FOREIGN LANGUAGES-INTENSIVE ENGLISH DIVISION </text:p>
        <text:p text:style-name="P2"/>
        <text:p text:style-name="P14"><text:span text:style-name="T1">Akademik Yıl: 2016-17 </text:span><text:tab/><text:tab/>Dönem: <text:span text:style-name="T1">GÜZ <text:tab/></text:span><text:tab/>Bölüm: MİMARLIK 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header-rows>
            <table:table-row table:style-name="TableLine94924267718880">
              <table:table-cell table:style-name="Table3.A1" office:value-type="string">
                <text:p text:style-name="P9">Ref. Kod </text:p>
              </table:table-cell>
              <table:table-cell table:style-name="Table3.A1" office:value-type="string">
                <text:p text:style-name="P9">Ders Kod. </text:p>
              </table:table-cell>
              <table:table-cell table:style-name="Table3.A1" office:value-type="string">
                <text:p text:style-name="P9">Ders Adı </text:p>
              </table:table-cell>
              <table:table-cell table:style-name="Table3.A1" office:value-type="string">
                <text:p text:style-name="P9">GRD. </text:p>
              </table:table-cell>
              <table:table-cell table:style-name="Table3.A1" office:value-type="string">
                <text:p text:style-name="P9">CH. </text:p>
              </table:table-cell>
              <table:table-cell table:style-name="Table3.A1" office:value-type="string">
                <text:p text:style-name="P9">CR. </text:p>
              </table:table-cell>
            </table:table-row>
          </table:table-header-rows>
          <table:table-row table:style-name="TableLine94924267718880">
            <table:table-cell table:style-name="Table3.A1" office:value-type="string">
              <text:p text:style-name="P6">717E6 </text:p>
            </table:table-cell>
            <table:table-cell table:style-name="Table3.A1" office:value-type="string">
              <text:p text:style-name="P6">EPS 106 </text:p>
            </table:table-cell>
            <table:table-cell table:style-name="Table3.A1" office:value-type="string">
              <text:p text:style-name="P9">English Proficiency </text:p>
            </table:table-cell>
            <table:table-cell table:style-name="Table3.A1" office:value-type="string">
              <text:p text:style-name="P5">P2 </text:p>
            </table:table-cell>
            <table:table-cell table:style-name="Table3.A1" office:value-type="string">
              <text:p text:style-name="P6">0 </text:p>
            </table:table-cell>
            <table:table-cell table:style-name="Table3.A1" office:value-type="string">
              <text:p text:style-name="P6">0 </text:p>
            </table:table-cell>
          </table:table-row>
        </table:table>
        <text:p text:style-name="P14">SCHOOL OF FOREIGN LANGUAGES-INTENSIVE ENGLISH DIVISION </text:p>
        <text:p text:style-name="P2"/>
        <text:p text:style-name="P14"><text:span text:style-name="T1">Akademik Yıl: 2016-17 </text:span><text:tab/><text:tab/>Dönem: <text:span text:style-name="T1">GÜZ</text:span> <text:tab/><text:tab/>Bölüm: MİMARLIK 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header-rows>
            <table:table-row table:style-name="TableLine94924247298464">
              <table:table-cell table:style-name="Table4.A1" office:value-type="string">
                <text:p text:style-name="P9">Ref. Kod </text:p>
              </table:table-cell>
              <table:table-cell table:style-name="Table4.A1" office:value-type="string">
                <text:p text:style-name="P9">Ders Kod. </text:p>
              </table:table-cell>
              <table:table-cell table:style-name="Table4.A1" office:value-type="string">
                <text:p text:style-name="P9">Ders Adı </text:p>
              </table:table-cell>
              <table:table-cell table:style-name="Table4.A1" office:value-type="string">
                <text:p text:style-name="P9">GRD. </text:p>
              </table:table-cell>
              <table:table-cell table:style-name="Table4.A1" office:value-type="string">
                <text:p text:style-name="P9">CH. </text:p>
              </table:table-cell>
              <table:table-cell table:style-name="Table4.A1" office:value-type="string">
                <text:p text:style-name="P9">CR. </text:p>
              </table:table-cell>
            </table:table-row>
          </table:table-header-rows>
          <table:table-row table:style-name="TableLine94924247298464">
            <table:table-cell table:style-name="Table4.A1" office:value-type="string">
              <text:p text:style-name="P6">71711 </text:p>
            </table:table-cell>
            <table:table-cell table:style-name="Table4.A1" office:value-type="string">
              <text:p text:style-name="P6">FARC101 </text:p>
            </table:table-cell>
            <table:table-cell table:style-name="Table4.A1" office:value-type="string">
              <text:p text:style-name="P9">Basic Design Studio </text:p>
            </table:table-cell>
            <table:table-cell table:style-name="Table4.A1" office:value-type="string">
              <text:p text:style-name="P6">C- </text:p>
            </table:table-cell>
            <table:table-cell table:style-name="Table4.A1" office:value-type="string">
              <text:p text:style-name="P6">6 </text:p>
            </table:table-cell>
            <table:table-cell table:style-name="Table4.A1" office:value-type="string">
              <text:p text:style-name="P6">10,2 </text:p>
            </table:table-cell>
          </table:table-row>
          <table:table-row table:style-name="TableLine94924247298464">
            <table:table-cell table:style-name="Table4.A1" office:value-type="string">
              <text:p text:style-name="P6">71712 </text:p>
            </table:table-cell>
            <table:table-cell table:style-name="Table4.A1" office:value-type="string">
              <text:p text:style-name="P6">FARC103 </text:p>
            </table:table-cell>
            <table:table-cell table:style-name="Table4.A1" office:value-type="string">
              <text:p text:style-name="P9">Graphic Communication - I </text:p>
            </table:table-cell>
            <table:table-cell table:style-name="Table4.A1" office:value-type="string">
              <text:p text:style-name="P6">B </text:p>
            </table:table-cell>
            <table:table-cell table:style-name="Table4.A1" office:value-type="string">
              <text:p text:style-name="P6">3 </text:p>
            </table:table-cell>
            <table:table-cell table:style-name="Table4.A1" office:value-type="string">
              <text:p text:style-name="P6">9 </text:p>
            </table:table-cell>
          </table:table-row>
          <table:table-row table:style-name="TableLine94924247298464">
            <table:table-cell table:style-name="Table4.A1" office:value-type="string">
              <text:p text:style-name="P6">71716 </text:p>
            </table:table-cell>
            <table:table-cell table:style-name="Table4.A1" office:value-type="string">
              <text:p text:style-name="P6">HIST280 </text:p>
            </table:table-cell>
            <table:table-cell table:style-name="Table4.A1" office:value-type="string">
              <text:p text:style-name="P10">Atatürk's Principles and History of Turkish Reforms </text:p>
            </table:table-cell>
            <table:table-cell table:style-name="Table4.A1" office:value-type="string">
              <text:p text:style-name="P5">F </text:p>
            </table:table-cell>
            <table:table-cell table:style-name="Table4.A1" office:value-type="string">
              <text:p text:style-name="P6">2 </text:p>
            </table:table-cell>
            <table:table-cell table:style-name="Table4.A1" office:value-type="string">
              <text:p text:style-name="P6">0 </text:p>
            </table:table-cell>
          </table:table-row>
          <table:table-row table:style-name="TableLine94924247298464">
            <table:table-cell table:style-name="Table4.A1" office:value-type="string">
              <text:p text:style-name="P6">717E6 </text:p>
            </table:table-cell>
            <table:table-cell table:style-name="Table4.A1" office:value-type="string">
              <text:p text:style-name="P6">ENGL183 </text:p>
            </table:table-cell>
            <table:table-cell table:style-name="Table4.A1" office:value-type="string">
              <text:p text:style-name="P9">Complementary English - I </text:p>
            </table:table-cell>
            <table:table-cell table:style-name="Table4.A1" office:value-type="string">
              <text:p text:style-name="P6">S </text:p>
            </table:table-cell>
            <table:table-cell table:style-name="Table4.A1" office:value-type="string">
              <text:p text:style-name="P6">0 </text:p>
            </table:table-cell>
            <table:table-cell table:style-name="Table4.A1" office:value-type="string">
              <text:p text:style-name="P6">0 </text:p>
            </table:table-cell>
          </table:table-row>
          <table:table-row table:style-name="TableLine94924247298464">
            <table:table-cell table:style-name="Table4.A1" office:value-type="string">
              <text:p text:style-name="P6">717E6 </text:p>
            </table:table-cell>
            <table:table-cell table:style-name="Table4.A1" office:value-type="string">
              <text:p text:style-name="P6">ENGL183 </text:p>
            </table:table-cell>
            <table:table-cell table:style-name="Table4.A1" office:value-type="string">
              <text:p text:style-name="P9">Complementary English - I </text:p>
            </table:table-cell>
            <table:table-cell table:style-name="Table4.A1" office:value-type="string">
              <text:p text:style-name="P6">S </text:p>
            </table:table-cell>
            <table:table-cell table:style-name="Table4.A1" office:value-type="string">
              <text:p text:style-name="P6">0 </text:p>
            </table:table-cell>
            <table:table-cell table:style-name="Table4.A1" office:value-type="string">
              <text:p text:style-name="P6">0 </text:p>
            </table:table-cell>
          </table:table-row>
        </table:table>
        <text:p text:style-name="P12"><text:span text:style-name="Strong_20_Emphasis"><text:span text:style-name="T5">GPA:</text:span></text:span><text:span text:style-name="T5"> 1,75 <text:tab/></text:span><text:span text:style-name="Strong_20_Emphasis"><text:span text:style-name="T5">CGPA:</text:span></text:span><text:span text:style-name="T5"> 1,75 <text:tab/></text:span><text:span text:style-name="Strong_20_Emphasis"><text:span text:style-name="T5">SEM.CH:</text:span></text:span><text:span text:style-name="T5"> 11<text:tab/></text:span><text:span text:style-name="Strong_20_Emphasis"><text:span text:style-name="T5">CUM.CH:</text:span></text:span><text:span text:style-name="T5"> 11<text:tab/></text:span><text:span text:style-name="Strong_20_Emphasis"><text:span text:style-name="T5">SEM.CR:</text:span></text:span><text:span text:style-name="T5"> 19,2<text:tab/></text:span><text:span text:style-name="Strong_20_Emphasis"><text:span text:style-name="T5">CUM.CR:</text:span></text:span><text:span text:style-name="T5"> 19,2</text:span></text:p>
        <text:p text:style-name="P12"><text:span text:style-name="Strong_20_Emphasis"><text:span text:style-name="T5">ACD.TERM:</text:span></text:span><text:span text:style-name="T5"> 1<text:tab/></text:span><text:span text:style-name="Strong_20_Emphasis"><text:span text:style-name="T5">ACT.TERM:</text:span></text:span><text:span text:style-name="T5"> 1</text:span></text:p>
        <text:p text:style-name="P12"><text:span text:style-name="Strong_20_Emphasis"><text:span text:style-name="T1">Durum:</text:span></text:span><text:span text:style-name="T1"> BAŞARISIZ </text:span></text:p>
        <text:p text:style-name="P12"/>
        <text:p text:style-name="P2"/>
        <text:p text:style-name="P14"/>
        <text:p text:style-name="P14"><text:span text:style-name="T1">Akademik Yıl: 2016-17 </text:span><text:tab/><text:tab/>Dönem: <text:span text:style-name="T1">BAHAR</text:span> <text:tab/><text:tab/>Bölüm: MİMARLIK 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header-rows>
            <table:table-row table:style-name="TableLine94924268198736">
              <table:table-cell table:style-name="Table5.A1" office:value-type="string">
                <text:p text:style-name="P9">Ref. Kod </text:p>
              </table:table-cell>
              <table:table-cell table:style-name="Table5.A1" office:value-type="string">
                <text:p text:style-name="P9">Ders Kod. </text:p>
              </table:table-cell>
              <table:table-cell table:style-name="Table5.A1" office:value-type="string">
                <text:p text:style-name="P9">Ders Adı </text:p>
              </table:table-cell>
              <table:table-cell table:style-name="Table5.A1" office:value-type="string">
                <text:p text:style-name="P9">GRD. </text:p>
              </table:table-cell>
              <table:table-cell table:style-name="Table5.A1" office:value-type="string">
                <text:p text:style-name="P9">CH. </text:p>
              </table:table-cell>
              <table:table-cell table:style-name="Table5.A1" office:value-type="string">
                <text:p text:style-name="P9">CR. </text:p>
              </table:table-cell>
            </table:table-row>
          </table:table-header-rows>
          <table:table-row table:style-name="TableLine94924268198736">
            <table:table-cell table:style-name="Table5.A1" office:value-type="string">
              <text:p text:style-name="P6">71713 </text:p>
            </table:table-cell>
            <table:table-cell table:style-name="Table5.A1" office:value-type="string">
              <text:p text:style-name="P6">FARC113 </text:p>
            </table:table-cell>
            <table:table-cell table:style-name="Table5.A1" office:value-type="string">
              <text:p text:style-name="P8">Introduction to Design </text:p>
            </table:table-cell>
            <table:table-cell table:style-name="Table5.A1" office:value-type="string">
              <text:p text:style-name="P5">W </text:p>
            </table:table-cell>
            <table:table-cell table:style-name="Table5.A1" office:value-type="string">
              <text:p text:style-name="P5">3 </text:p>
            </table:table-cell>
            <table:table-cell table:style-name="Table5.A1" office:value-type="string">
              <text:p text:style-name="P5">0 </text:p>
            </table:table-cell>
          </table:table-row>
          <table:table-row table:style-name="TableLine94924268198736">
            <table:table-cell table:style-name="Table5.A1" office:value-type="string">
              <text:p text:style-name="P6">71714 </text:p>
            </table:table-cell>
            <table:table-cell table:style-name="Table5.A1" office:value-type="string">
              <text:p text:style-name="P6">ENGL191 </text:p>
            </table:table-cell>
            <table:table-cell table:style-name="Table5.A1" office:value-type="string">
              <text:p text:style-name="P8">Communication in English - I </text:p>
            </table:table-cell>
            <table:table-cell table:style-name="Table5.A1" office:value-type="string">
              <text:p text:style-name="P5">F </text:p>
            </table:table-cell>
            <table:table-cell table:style-name="Table5.A1" office:value-type="string">
              <text:p text:style-name="P5">3 </text:p>
            </table:table-cell>
            <table:table-cell table:style-name="Table5.A1" office:value-type="string">
              <text:p text:style-name="P5">0 </text:p>
            </table:table-cell>
          </table:table-row>
          <table:table-row table:style-name="TableLine94924268198736">
            <table:table-cell table:style-name="Table5.A1" office:value-type="string">
              <text:p text:style-name="P6">71715 </text:p>
            </table:table-cell>
            <table:table-cell table:style-name="Table5.A1" office:value-type="string">
              <text:p text:style-name="P6">MATH191 </text:p>
            </table:table-cell>
            <table:table-cell table:style-name="Table5.A1" office:value-type="string">
              <text:p text:style-name="P9">Mathematics and Geometry for Designers </text:p>
            </table:table-cell>
            <table:table-cell table:style-name="Table5.A1" office:value-type="string">
              <text:p text:style-name="P6">B </text:p>
            </table:table-cell>
            <table:table-cell table:style-name="Table5.A1" office:value-type="string">
              <text:p text:style-name="P6">3 </text:p>
            </table:table-cell>
            <table:table-cell table:style-name="Table5.A1" office:value-type="string">
              <text:p text:style-name="P6">9 </text:p>
            </table:table-cell>
          </table:table-row>
          <table:table-row table:style-name="TableLine94924268198736">
            <table:table-cell table:style-name="Table5.A1" office:value-type="string">
              <text:p text:style-name="P6">71716 </text:p>
            </table:table-cell>
            <table:table-cell table:style-name="Table5.A1" office:value-type="string">
              <text:p text:style-name="P6">HIST280 </text:p>
            </table:table-cell>
            <table:table-cell table:style-name="Table5.A1" office:value-type="string">
              <text:p text:style-name="P10">Atatürk's Principles and History of Turkish Reforms </text:p>
            </table:table-cell>
            <table:table-cell table:style-name="Table5.A1" office:value-type="string">
              <text:p text:style-name="P7">F </text:p>
            </table:table-cell>
            <table:table-cell table:style-name="Table5.A1" office:value-type="string">
              <text:p text:style-name="P5">2 </text:p>
            </table:table-cell>
            <table:table-cell table:style-name="Table5.A1" office:value-type="string">
              <text:p text:style-name="P5">0 </text:p>
            </table:table-cell>
          </table:table-row>
          <table:table-row table:style-name="TableLine94924268198736">
            <table:table-cell table:style-name="Table5.A1" office:value-type="string">
              <text:p text:style-name="P6">71721 </text:p>
            </table:table-cell>
            <table:table-cell table:style-name="Table5.A1" office:value-type="string">
              <text:p text:style-name="P6">FARC102 </text:p>
            </table:table-cell>
            <table:table-cell table:style-name="Table5.A1" office:value-type="string">
              <text:p text:style-name="P8">Introductory Design Studio </text:p>
            </table:table-cell>
            <table:table-cell table:style-name="Table5.A1" office:value-type="string">
              <text:p text:style-name="P5">D- </text:p>
            </table:table-cell>
            <table:table-cell table:style-name="Table5.A1" office:value-type="string">
              <text:p text:style-name="P5">6 </text:p>
            </table:table-cell>
            <table:table-cell table:style-name="Table5.A1" office:value-type="string">
              <text:p text:style-name="P5">4,2 </text:p>
            </table:table-cell>
          </table:table-row>
          <table:table-row table:style-name="TableLine94924268198736">
            <table:table-cell table:style-name="Table5.A1" office:value-type="string">
              <text:p text:style-name="P6">71722 </text:p>
            </table:table-cell>
            <table:table-cell table:style-name="Table5.A1" office:value-type="string">
              <text:p text:style-name="P6">FARC104 </text:p>
            </table:table-cell>
            <table:table-cell table:style-name="Table5.A1" office:value-type="string">
              <text:p text:style-name="P8">Graphic Communication - II </text:p>
            </table:table-cell>
            <table:table-cell table:style-name="Table5.A1" office:value-type="string">
              <text:p text:style-name="P5">F </text:p>
            </table:table-cell>
            <table:table-cell table:style-name="Table5.A1" office:value-type="string">
              <text:p text:style-name="P5">3 </text:p>
            </table:table-cell>
            <table:table-cell table:style-name="Table5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6">GPA:</text:span></text:span><text:span text:style-name="T6"> 0,78 <text:tab/></text:span><text:span text:style-name="Strong_20_Emphasis"><text:span text:style-name="T6">CGPA:</text:span></text:span><text:span text:style-name="T6"> 1,25 <text:tab/></text:span><text:span text:style-name="Strong_20_Emphasis"><text:span text:style-name="T6">SEM.CH:</text:span></text:span><text:span text:style-name="T6"> 17<text:tab/></text:span><text:span text:style-name="Strong_20_Emphasis"><text:span text:style-name="T6">CUM.CH:</text:span></text:span><text:span text:style-name="T6"> 26<text:tab/></text:span><text:span text:style-name="Strong_20_Emphasis"><text:span text:style-name="T6">SEM.CR:</text:span></text:span><text:span text:style-name="T6"> 13,2<text:tab/></text:span><text:span text:style-name="Strong_20_Emphasis"><text:span text:style-name="T6">CUM.CR:</text:span></text:span><text:span text:style-name="T6"> 32,4</text:span></text:p>
        <text:p text:style-name="P12"><text:span text:style-name="Strong_20_Emphasis"><text:span text:style-name="T6">ACD.TERM:</text:span></text:span><text:span text:style-name="T6"> 2<text:tab/></text:span><text:span text:style-name="Strong_20_Emphasis"><text:span text:style-name="T6">ACT.TERM:</text:span></text:span><text:span text:style-name="T6"> 2</text:span></text:p>
        <text:p text:style-name="P12"><text:span text:style-name="Strong_20_Emphasis"><text:span text:style-name="T1">Durum:</text:span></text:span><text:span text:style-name="T1"> SINAMALI </text:span></text:p>
        <text:p text:style-name="P2"/>
        <text:p text:style-name="P14"><text:span text:style-name="T1">Akademik Yıl: 2017-18 </text:span><text:tab/><text:tab/>Dönem: <text:span text:style-name="T1">GÜZ</text:span> <text:tab/><text:tab/><text:tab/>Bölüm: MİMARLIK 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header-rows>
            <table:table-row table:style-name="TableLine94924315630800">
              <table:table-cell table:style-name="Table6.A1" office:value-type="string">
                <text:p text:style-name="P9">Ref. Kod </text:p>
              </table:table-cell>
              <table:table-cell table:style-name="Table6.A1" office:value-type="string">
                <text:p text:style-name="P9">Ders Kod. </text:p>
              </table:table-cell>
              <table:table-cell table:style-name="Table6.A1" office:value-type="string">
                <text:p text:style-name="P9">Ders Adı </text:p>
              </table:table-cell>
              <table:table-cell table:style-name="Table6.A1" office:value-type="string">
                <text:p text:style-name="P9">GRD. </text:p>
              </table:table-cell>
              <table:table-cell table:style-name="Table6.A1" office:value-type="string">
                <text:p text:style-name="P9">CH. </text:p>
              </table:table-cell>
              <table:table-cell table:style-name="Table6.A1" office:value-type="string">
                <text:p text:style-name="P9">CR. </text:p>
              </table:table-cell>
            </table:table-row>
          </table:table-header-rows>
          <table:table-row table:style-name="TableLine94924315630800">
            <table:table-cell table:style-name="Table6.A1" office:value-type="string">
              <text:p text:style-name="P6">71713 </text:p>
            </table:table-cell>
            <table:table-cell table:style-name="Table6.A1" office:value-type="string">
              <text:p text:style-name="P6">FARC113 </text:p>
            </table:table-cell>
            <table:table-cell table:style-name="Table6.A1" office:value-type="string">
              <text:p text:style-name="P9">Introduction to Design </text:p>
            </table:table-cell>
            <table:table-cell table:style-name="Table6.A1" office:value-type="string">
              <text:p text:style-name="P6">D </text:p>
            </table:table-cell>
            <table:table-cell table:style-name="Table6.A1" office:value-type="string">
              <text:p text:style-name="P6">3 </text:p>
            </table:table-cell>
            <table:table-cell table:style-name="Table6.A1" office:value-type="string">
              <text:p text:style-name="P6">3 </text:p>
            </table:table-cell>
          </table:table-row>
          <table:table-row table:style-name="TableLine94924315630800">
            <table:table-cell table:style-name="Table6.A1" office:value-type="string">
              <text:p text:style-name="P6">71714 </text:p>
            </table:table-cell>
            <table:table-cell table:style-name="Table6.A1" office:value-type="string">
              <text:p text:style-name="P6">ENGL191 </text:p>
            </table:table-cell>
            <table:table-cell table:style-name="Table6.A1" office:value-type="string">
              <text:p text:style-name="P8">Communication in English - I </text:p>
            </table:table-cell>
            <table:table-cell table:style-name="Table6.A1" office:value-type="string">
              <text:p text:style-name="P5">F </text:p>
            </table:table-cell>
            <table:table-cell table:style-name="Table6.A1" office:value-type="string">
              <text:p text:style-name="P5">3 </text:p>
            </table:table-cell>
            <table:table-cell table:style-name="Table6.A1" office:value-type="string">
              <text:p text:style-name="P5">0 </text:p>
            </table:table-cell>
          </table:table-row>
          <table:table-row table:style-name="TableLine94924315630800">
            <table:table-cell table:style-name="Table6.A1" office:value-type="string">
              <text:p text:style-name="P6">71716 </text:p>
            </table:table-cell>
            <table:table-cell table:style-name="Table6.A1" office:value-type="string">
              <text:p text:style-name="P6">HIST280 </text:p>
            </table:table-cell>
            <table:table-cell table:style-name="Table6.A1" office:value-type="string">
              <text:p text:style-name="P10">Atatürk's Principles and History of Turkish Reforms </text:p>
            </table:table-cell>
            <table:table-cell table:style-name="Table6.A1" office:value-type="string">
              <text:p text:style-name="P5">F </text:p>
            </table:table-cell>
            <table:table-cell table:style-name="Table6.A1" office:value-type="string">
              <text:p text:style-name="P5">2 </text:p>
            </table:table-cell>
            <table:table-cell table:style-name="Table6.A1" office:value-type="string">
              <text:p text:style-name="P5">0 </text:p>
            </table:table-cell>
          </table:table-row>
          <table:table-row table:style-name="TableLine94924315630800">
            <table:table-cell table:style-name="Table6.A1" office:value-type="string">
              <text:p text:style-name="P6">71721 </text:p>
            </table:table-cell>
            <table:table-cell table:style-name="Table6.A1" office:value-type="string">
              <text:p text:style-name="P6">FARC102 </text:p>
            </table:table-cell>
            <table:table-cell table:style-name="Table6.A1" office:value-type="string">
              <text:p text:style-name="P9">Introductory Design Studio </text:p>
            </table:table-cell>
            <table:table-cell table:style-name="Table6.A1" office:value-type="string">
              <text:p text:style-name="P6">A- </text:p>
            </table:table-cell>
            <table:table-cell table:style-name="Table6.A1" office:value-type="string">
              <text:p text:style-name="P6">6 </text:p>
            </table:table-cell>
            <table:table-cell table:style-name="Table6.A1" office:value-type="string">
              <text:p text:style-name="P6">22,2 </text:p>
            </table:table-cell>
          </table:table-row>
          <table:table-row table:style-name="TableLine94924315630800">
            <table:table-cell table:style-name="Table6.A1" office:value-type="string">
              <text:p text:style-name="P6">71722 </text:p>
            </table:table-cell>
            <table:table-cell table:style-name="Table6.A1" office:value-type="string">
              <text:p text:style-name="P6">FARC104 </text:p>
            </table:table-cell>
            <table:table-cell table:style-name="Table6.A1" office:value-type="string">
              <text:p text:style-name="P9">Graphic Communication - II </text:p>
            </table:table-cell>
            <table:table-cell table:style-name="Table6.A1" office:value-type="string">
              <text:p text:style-name="P6">B </text:p>
            </table:table-cell>
            <table:table-cell table:style-name="Table6.A1" office:value-type="string">
              <text:p text:style-name="P6">3 </text:p>
            </table:table-cell>
            <table:table-cell table:style-name="Table6.A1" office:value-type="string">
              <text:p text:style-name="P6">9 </text:p>
            </table:table-cell>
          </table:table-row>
          <table:table-row table:style-name="TableLine94924315630800">
            <table:table-cell table:style-name="Table6.A1" office:value-type="string">
              <text:p text:style-name="P6">71723 </text:p>
            </table:table-cell>
            <table:table-cell table:style-name="Table6.A1" office:value-type="string">
              <text:p text:style-name="P6">FARC142 </text:p>
            </table:table-cell>
            <table:table-cell table:style-name="Table6.A1" office:value-type="string">
              <text:p text:style-name="P8">Introduction to Design Technology </text:p>
            </table:table-cell>
            <table:table-cell table:style-name="Table6.A1" office:value-type="string">
              <text:p text:style-name="P5">D- </text:p>
            </table:table-cell>
            <table:table-cell table:style-name="Table6.A1" office:value-type="string">
              <text:p text:style-name="P5">3 </text:p>
            </table:table-cell>
            <table:table-cell table:style-name="Table6.A1" office:value-type="string">
              <text:p text:style-name="P5">2,1 </text:p>
            </table:table-cell>
          </table:table-row>
        </table:table>
        <text:p text:style-name="P12"><text:span text:style-name="Strong_20_Emphasis"><text:span text:style-name="T6">GPA:</text:span></text:span><text:span text:style-name="T6"> 1,82 <text:tab/></text:span><text:span text:style-name="Strong_20_Emphasis"><text:span text:style-name="T6">CGPA:</text:span></text:span><text:span text:style-name="T6"> 2,02 <text:tab/></text:span><text:span text:style-name="Strong_20_Emphasis"><text:span text:style-name="T6">SEM.CH:</text:span></text:span><text:span text:style-name="T6"> 20<text:tab/></text:span><text:span text:style-name="Strong_20_Emphasis"><text:span text:style-name="T6">CUM.CH:</text:span></text:span><text:span text:style-name="T6"> 32<text:tab/></text:span><text:span text:style-name="Strong_20_Emphasis"><text:span text:style-name="T6">SEM.CR:</text:span></text:span><text:span text:style-name="T6"> 36,3<text:tab/></text:span><text:span text:style-name="Strong_20_Emphasis"><text:span text:style-name="T6">CUM.CR:</text:span></text:span><text:span text:style-name="T6"> 64,5</text:span></text:p>
        <text:p text:style-name="P12"><text:soft-page-break/><text:span text:style-name="Strong_20_Emphasis"><text:span text:style-name="T6">ACD.TERM:</text:span></text:span><text:span text:style-name="T6"> 2<text:tab/></text:span><text:span text:style-name="Strong_20_Emphasis"><text:span text:style-name="T6">ACT.TERM:</text:span></text:span><text:span text:style-name="T6"> 3</text:span></text:p>
        <text:p text:style-name="P12"><text:span text:style-name="Strong_20_Emphasis"><text:span text:style-name="T1">Durum:</text:span></text:span><text:span text:style-name="T1"> BAŞARISIZ </text:span></text:p>
        <text:p text:style-name="P2"/>
        <text:p text:style-name="P14"><text:span text:style-name="T1">Akademik Yıl: 2017-18 </text:span><text:tab/><text:tab/>Dönem: <text:span text:style-name="T1">BAHAR</text:span> <text:tab/><text:tab/><text:tab/>Bölüm: MİMARLIK 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header-rows>
            <table:table-row table:style-name="TableLine94924264832320">
              <table:table-cell table:style-name="Table7.A1" office:value-type="string">
                <text:p text:style-name="P9">Ref. Kod </text:p>
              </table:table-cell>
              <table:table-cell table:style-name="Table7.A1" office:value-type="string">
                <text:p text:style-name="P9">Ders Kod. </text:p>
              </table:table-cell>
              <table:table-cell table:style-name="Table7.A1" office:value-type="string">
                <text:p text:style-name="P9">Ders Adı </text:p>
              </table:table-cell>
              <table:table-cell table:style-name="Table7.A1" office:value-type="string">
                <text:p text:style-name="P9">GRD. </text:p>
              </table:table-cell>
              <table:table-cell table:style-name="Table7.A1" office:value-type="string">
                <text:p text:style-name="P9">CH. </text:p>
              </table:table-cell>
              <table:table-cell table:style-name="Table7.A1" office:value-type="string">
                <text:p text:style-name="P9">CR. </text:p>
              </table:table-cell>
            </table:table-row>
          </table:table-header-rows>
          <table:table-row table:style-name="TableLine94924264832320">
            <table:table-cell table:style-name="Table7.A1" office:value-type="string">
              <text:p text:style-name="P6">71714 </text:p>
            </table:table-cell>
            <table:table-cell table:style-name="Table7.A1" office:value-type="string">
              <text:p text:style-name="P6">ENGL191 </text:p>
            </table:table-cell>
            <table:table-cell table:style-name="Table7.A1" office:value-type="string">
              <text:p text:style-name="P8">Communication in English - I </text:p>
            </table:table-cell>
            <table:table-cell table:style-name="Table7.A1" office:value-type="string">
              <text:p text:style-name="P5">F </text:p>
            </table:table-cell>
            <table:table-cell table:style-name="Table7.A1" office:value-type="string">
              <text:p text:style-name="P5">3 </text:p>
            </table:table-cell>
            <table:table-cell table:style-name="Table7.A1" office:value-type="string">
              <text:p text:style-name="P5">0 </text:p>
            </table:table-cell>
          </table:table-row>
          <table:table-row table:style-name="TableLine94924264832320">
            <table:table-cell table:style-name="Table7.A1" office:value-type="string">
              <text:p text:style-name="P6">71716 </text:p>
            </table:table-cell>
            <table:table-cell table:style-name="Table7.A1" office:value-type="string">
              <text:p text:style-name="P6">HIST280 </text:p>
            </table:table-cell>
            <table:table-cell table:style-name="Table7.A1" office:value-type="string">
              <text:p text:style-name="P10">Atatürk's Principles and History of Turkish Reforms </text:p>
            </table:table-cell>
            <table:table-cell table:style-name="Table7.A1" office:value-type="string">
              <text:p text:style-name="P5">D- </text:p>
            </table:table-cell>
            <table:table-cell table:style-name="Table7.A1" office:value-type="string">
              <text:p text:style-name="P5">2 </text:p>
            </table:table-cell>
            <table:table-cell table:style-name="Table7.A1" office:value-type="string">
              <text:p text:style-name="P5">1,4 </text:p>
            </table:table-cell>
          </table:table-row>
          <table:table-row table:style-name="TableLine94924264832320">
            <table:table-cell table:style-name="Table7.A1" office:value-type="string">
              <text:p text:style-name="P6">71723 </text:p>
            </table:table-cell>
            <table:table-cell table:style-name="Table7.A1" office:value-type="string">
              <text:p text:style-name="P6">FARC142 </text:p>
            </table:table-cell>
            <table:table-cell table:style-name="Table7.A1" office:value-type="string">
              <text:p text:style-name="P8">Introduction to Design Technology </text:p>
            </table:table-cell>
            <table:table-cell table:style-name="Table7.A1" office:value-type="string">
              <text:p text:style-name="P5">D- </text:p>
            </table:table-cell>
            <table:table-cell table:style-name="Table7.A1" office:value-type="string">
              <text:p text:style-name="P5">3 </text:p>
            </table:table-cell>
            <table:table-cell table:style-name="Table7.A1" office:value-type="string">
              <text:p text:style-name="P5">2,1 </text:p>
            </table:table-cell>
          </table:table-row>
          <table:table-row table:style-name="TableLine94924264832320">
            <table:table-cell table:style-name="Table7.A1" office:value-type="string">
              <text:p text:style-name="P6">71725 </text:p>
            </table:table-cell>
            <table:table-cell table:style-name="Table7.A1" office:value-type="string">
              <text:p text:style-name="P6">ITEC185 </text:p>
            </table:table-cell>
            <table:table-cell table:style-name="Table7.A1" office:value-type="string">
              <text:p text:style-name="P9">Introduction to Digital Media </text:p>
            </table:table-cell>
            <table:table-cell table:style-name="Table7.A1" office:value-type="string">
              <text:p text:style-name="P6">C+ </text:p>
            </table:table-cell>
            <table:table-cell table:style-name="Table7.A1" office:value-type="string">
              <text:p text:style-name="P6">3 </text:p>
            </table:table-cell>
            <table:table-cell table:style-name="Table7.A1" office:value-type="string">
              <text:p text:style-name="P6">6,9 </text:p>
            </table:table-cell>
          </table:table-row>
          <table:table-row table:style-name="TableLine94924264832320">
            <table:table-cell table:style-name="Table7.A1" office:value-type="string">
              <text:p text:style-name="P6">71726 </text:p>
            </table:table-cell>
            <table:table-cell table:style-name="Table7.A1" office:value-type="string">
              <text:p text:style-name="P6">ARCH114 </text:p>
            </table:table-cell>
            <table:table-cell table:style-name="Table7.A1" office:value-type="string">
              <text:p text:style-name="P8">Human and Socio-Cultural Factors in Design </text:p>
            </table:table-cell>
            <table:table-cell table:style-name="Table7.A1" office:value-type="string">
              <text:p text:style-name="P5">NG </text:p>
            </table:table-cell>
            <table:table-cell table:style-name="Table7.A1" office:value-type="string">
              <text:p text:style-name="P5">3 </text:p>
            </table:table-cell>
            <table:table-cell table:style-name="Table7.A1" office:value-type="string">
              <text:p text:style-name="P5">0 </text:p>
            </table:table-cell>
          </table:table-row>
          <table:table-row table:style-name="TableLine94924264832320">
            <table:table-cell table:style-name="Table7.A1" office:value-type="string">
              <text:p text:style-name="P6">71731 </text:p>
            </table:table-cell>
            <table:table-cell table:style-name="Table7.A1" office:value-type="string">
              <text:p text:style-name="P6">ARCH291 </text:p>
            </table:table-cell>
            <table:table-cell table:style-name="Table7.A1" office:value-type="string">
              <text:p text:style-name="P9">Architectural Design Studio - I </text:p>
            </table:table-cell>
            <table:table-cell table:style-name="Table7.A1" office:value-type="string">
              <text:p text:style-name="P6">C </text:p>
            </table:table-cell>
            <table:table-cell table:style-name="Table7.A1" office:value-type="string">
              <text:p text:style-name="P6">6 </text:p>
            </table:table-cell>
            <table:table-cell table:style-name="Table7.A1" office:value-type="string">
              <text:p text:style-name="P6">12 </text:p>
            </table:table-cell>
          </table:table-row>
        </table:table>
        <text:p text:style-name="P12"><text:span text:style-name="Strong_20_Emphasis"><text:span text:style-name="T5">GPA:</text:span></text:span><text:span text:style-name="T5"> 1,12 <text:tab/></text:span><text:span text:style-name="Strong_20_Emphasis"><text:span text:style-name="T5">CGPA:</text:span></text:span><text:span text:style-name="T5"> 1,93 <text:tab/></text:span><text:span text:style-name="Strong_20_Emphasis"><text:span text:style-name="T5">SEM.CH:</text:span></text:span><text:span text:style-name="T5"> 20<text:tab/></text:span><text:span text:style-name="Strong_20_Emphasis"><text:span text:style-name="T5">CUM.CH:</text:span></text:span><text:span text:style-name="T5"> 44<text:tab/></text:span><text:span text:style-name="Strong_20_Emphasis"><text:span text:style-name="T5">SEM.CR:</text:span></text:span><text:span text:style-name="T5"> 22,4<text:tab/></text:span><text:span text:style-name="Strong_20_Emphasis"><text:span text:style-name="T5">CUM.CR:</text:span></text:span><text:span text:style-name="T5"> 84,8</text:span></text:p>
        <text:p text:style-name="P12"><text:span text:style-name="Strong_20_Emphasis"><text:span text:style-name="T5">ACD.TERM:</text:span></text:span><text:span text:style-name="T5"> 2<text:tab/></text:span><text:span text:style-name="Strong_20_Emphasis"><text:span text:style-name="T5">ACT.TERM:</text:span></text:span><text:span text:style-name="T5"> 4</text:span></text:p>
        <text:p text:style-name="P12"><text:span text:style-name="Strong_20_Emphasis"><text:span text:style-name="T1">Durum:</text:span></text:span><text:span text:style-name="T1"> BAŞARISIZ </text:span></text:p>
        <text:p text:style-name="P2"/>
        <text:p text:style-name="P14"><text:span text:style-name="T1">Akademik Yıl: 2017-18 </text:span><text:tab/><text:tab/>Dönem: <text:span text:style-name="T1">BAHAR</text:span> <text:tab/><text:tab/><text:tab/>Bölüm: MİMARLIK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header-rows>
            <table:table-row table:style-name="TableLine94924300820128">
              <table:table-cell table:style-name="Table8.A1" office:value-type="string">
                <text:p text:style-name="P9">Ref. Kod </text:p>
              </table:table-cell>
              <table:table-cell table:style-name="Table8.A1" office:value-type="string">
                <text:p text:style-name="P9">Ders Kod. </text:p>
              </table:table-cell>
              <table:table-cell table:style-name="Table8.A1" office:value-type="string">
                <text:p text:style-name="P9">Ders Adı </text:p>
              </table:table-cell>
              <table:table-cell table:style-name="Table8.A1" office:value-type="string">
                <text:p text:style-name="P9">GRD. </text:p>
              </table:table-cell>
              <table:table-cell table:style-name="Table8.A1" office:value-type="string">
                <text:p text:style-name="P9">CH. </text:p>
              </table:table-cell>
              <table:table-cell table:style-name="Table8.A1" office:value-type="string">
                <text:p text:style-name="P9">CR. </text:p>
              </table:table-cell>
            </table:table-row>
          </table:table-header-rows>
          <table:table-row table:style-name="TableLine94924300820128">
            <table:table-cell table:style-name="Table8.A1" office:value-type="string">
              <text:p text:style-name="P6">71714 </text:p>
            </table:table-cell>
            <table:table-cell table:style-name="Table8.A1" office:value-type="string">
              <text:p text:style-name="P6">ENGL191 </text:p>
            </table:table-cell>
            <table:table-cell table:style-name="Table8.A1" office:value-type="string">
              <text:p text:style-name="P8">Communication in English - I </text:p>
            </table:table-cell>
            <table:table-cell table:style-name="Table8.A1" office:value-type="string">
              <text:p text:style-name="P5">F </text:p>
            </table:table-cell>
            <table:table-cell table:style-name="Table8.A1" office:value-type="string">
              <text:p text:style-name="P5">3 </text:p>
            </table:table-cell>
            <table:table-cell table:style-name="Table8.A1" office:value-type="string">
              <text:p text:style-name="P5">0 </text:p>
            </table:table-cell>
          </table:table-row>
          <table:table-row table:style-name="TableLine94924300820128">
            <table:table-cell table:style-name="Table8.A1" office:value-type="string">
              <text:p text:style-name="P6">71716 </text:p>
            </table:table-cell>
            <table:table-cell table:style-name="Table8.A1" office:value-type="string">
              <text:p text:style-name="P6">HIST280 </text:p>
            </table:table-cell>
            <table:table-cell table:style-name="Table8.A1" office:value-type="string">
              <text:p text:style-name="P9">Atatürk's Principles and History of Turkish Reforms </text:p>
            </table:table-cell>
            <table:table-cell table:style-name="Table8.A1" office:value-type="string">
              <text:p text:style-name="P6">D </text:p>
            </table:table-cell>
            <table:table-cell table:style-name="Table8.A1" office:value-type="string">
              <text:p text:style-name="P6">2 </text:p>
            </table:table-cell>
            <table:table-cell table:style-name="Table8.A1" office:value-type="string">
              <text:p text:style-name="P6">2 </text:p>
            </table:table-cell>
          </table:table-row>
        </table:table>
        <text:p text:style-name="P12"><text:span text:style-name="Strong_20_Emphasis"><text:span text:style-name="T5">GPA:</text:span></text:span><text:span text:style-name="T5"> 0,4 <text:tab/></text:span><text:span text:style-name="Strong_20_Emphasis"><text:span text:style-name="T5">CGPA:</text:span></text:span><text:span text:style-name="T5"> 1,94 <text:tab/></text:span><text:span text:style-name="Strong_20_Emphasis"><text:span text:style-name="T5">SEM.CH:</text:span></text:span><text:span text:style-name="T5"> 5<text:tab/></text:span><text:span text:style-name="Strong_20_Emphasis"><text:span text:style-name="T5">CUM.CH:</text:span></text:span><text:span text:style-name="T5"> 44<text:tab/></text:span><text:span text:style-name="Strong_20_Emphasis"><text:span text:style-name="T5">SEM.CR:</text:span></text:span><text:span text:style-name="T5"> 2<text:tab/></text:span><text:span text:style-name="Strong_20_Emphasis"><text:span text:style-name="T5">CUM.CR:</text:span></text:span><text:span text:style-name="T5"> 85,4</text:span></text:p>
        <text:p text:style-name="P12"><text:span text:style-name="Strong_20_Emphasis"><text:span text:style-name="T5">ACD.TERM:</text:span></text:span><text:span text:style-name="T5"> 2<text:tab/></text:span><text:span text:style-name="Strong_20_Emphasis"><text:span text:style-name="T5">ACT.TERM:</text:span></text:span><text:span text:style-name="T5"> 4</text:span></text:p>
        <text:p text:style-name="P12"><text:span text:style-name="Strong_20_Emphasis"><text:span text:style-name="T5">Açıklama:</text:span></text:span><text:span text:style-name="T5"> </text:span><text:span text:style-name="T1">BÜTÜNLEME SINAVI </text:span></text:p>
        <text:p text:style-name="P2"/>
        <text:p text:style-name="P14"><text:span text:style-name="T1">Akademik Yıl: 2017-18 </text:span><text:tab/><text:tab/>Dönem: <text:span text:style-name="T1">YAZ</text:span><text:tab/><text:tab/> <text:tab/><text:tab/>Bölüm: MİMARLIK 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header-rows>
            <table:table-row table:style-name="TableLine94924315903760">
              <table:table-cell table:style-name="Table9.A1" office:value-type="string">
                <text:p text:style-name="P9">Ref. Kod </text:p>
              </table:table-cell>
              <table:table-cell table:style-name="Table9.A1" office:value-type="string">
                <text:p text:style-name="P9">Ders Kod. </text:p>
              </table:table-cell>
              <table:table-cell table:style-name="Table9.A1" office:value-type="string">
                <text:p text:style-name="P9">Ders Adı </text:p>
              </table:table-cell>
              <table:table-cell table:style-name="Table9.A1" office:value-type="string">
                <text:p text:style-name="P9">GRD. </text:p>
              </table:table-cell>
              <table:table-cell table:style-name="Table9.A1" office:value-type="string">
                <text:p text:style-name="P9">CH. </text:p>
              </table:table-cell>
              <table:table-cell table:style-name="Table9.A1" office:value-type="string">
                <text:p text:style-name="P9">CR. </text:p>
              </table:table-cell>
            </table:table-row>
          </table:table-header-rows>
          <table:table-row table:style-name="TableLine94924315903760">
            <table:table-cell table:style-name="Table9.A1" office:value-type="string">
              <text:p text:style-name="P6">71737 </text:p>
            </table:table-cell>
            <table:table-cell table:style-name="Table9.A1" office:value-type="string">
              <text:p text:style-name="P6">ARCH190 </text:p>
            </table:table-cell>
            <table:table-cell table:style-name="Table9.A1" office:value-type="string">
              <text:p text:style-name="P9">Summer Practice - I </text:p>
            </table:table-cell>
            <table:table-cell table:style-name="Table9.A1" office:value-type="string">
              <text:p text:style-name="P6">S </text:p>
            </table:table-cell>
            <table:table-cell table:style-name="Table9.A1" office:value-type="string">
              <text:p text:style-name="P6">0 </text:p>
            </table:table-cell>
            <table:table-cell table:style-name="Table9.A1" office:value-type="string">
              <text:p text:style-name="P6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text:tab/></text:span><text:span text:style-name="Strong_20_Emphasis"><text:span text:style-name="T5">CGPA:</text:span></text:span><text:span text:style-name="T5"> 1,94 <text:tab/></text:span><text:span text:style-name="Strong_20_Emphasis"><text:span text:style-name="T5">SEM.CH:</text:span></text:span><text:span text:style-name="T5"> 0<text:tab/></text:span><text:span text:style-name="Strong_20_Emphasis"><text:span text:style-name="T5">CUM.CH:</text:span></text:span><text:span text:style-name="T5"> 44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85,4</text:span></text:p>
        <text:p text:style-name="P12"><text:span text:style-name="Strong_20_Emphasis"><text:span text:style-name="T5">ACD.TERM:</text:span></text:span><text:span text:style-name="T5"> 2<text:tab/></text:span><text:span text:style-name="Strong_20_Emphasis"><text:span text:style-name="T5">ACT.TERM:</text:span></text:span><text:span text:style-name="T5"> 4</text:span></text:p>
        <text:p text:style-name="P2"/>
        <text:p text:style-name="P14"><text:span text:style-name="T1">Akademik Yıl: 2018-19 </text:span><text:tab/><text:tab/>Dönem: <text:span text:style-name="T1">GÜZ</text:span> <text:tab/><text:tab/><text:tab/><text:tab/>Bölüm: MİMARLIK 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header-rows>
            <table:table-row table:style-name="TableLine94924315261136">
              <table:table-cell table:style-name="Table10.A1" office:value-type="string">
                <text:p text:style-name="P9">Ref. Kod </text:p>
              </table:table-cell>
              <table:table-cell table:style-name="Table10.A1" office:value-type="string">
                <text:p text:style-name="P9">Ders Kod. </text:p>
              </table:table-cell>
              <table:table-cell table:style-name="Table10.A1" office:value-type="string">
                <text:p text:style-name="P9">Ders Adı </text:p>
              </table:table-cell>
              <table:table-cell table:style-name="Table10.A1" office:value-type="string">
                <text:p text:style-name="P9">GRD. </text:p>
              </table:table-cell>
              <table:table-cell table:style-name="Table10.A1" office:value-type="string">
                <text:p text:style-name="P9">CH. </text:p>
              </table:table-cell>
              <table:table-cell table:style-name="Table10.A1" office:value-type="string">
                <text:p text:style-name="P9">CR. </text:p>
              </table:table-cell>
            </table:table-row>
          </table:table-header-rows>
          <table:table-row table:style-name="TableLine94924315261136">
            <table:table-cell table:style-name="Table10.A1" office:value-type="string">
              <text:p text:style-name="P6">71714 </text:p>
            </table:table-cell>
            <table:table-cell table:style-name="Table10.A1" office:value-type="string">
              <text:p text:style-name="P6">ENGL191 </text:p>
            </table:table-cell>
            <table:table-cell table:style-name="Table10.A1" office:value-type="string">
              <text:p text:style-name="P8">Communication in English - I </text:p>
            </table:table-cell>
            <table:table-cell table:style-name="Table10.A1" office:value-type="string">
              <text:p text:style-name="P5">F </text:p>
            </table:table-cell>
            <table:table-cell table:style-name="Table10.A1" office:value-type="string">
              <text:p text:style-name="P5">3 </text:p>
            </table:table-cell>
            <table:table-cell table:style-name="Table10.A1" office:value-type="string">
              <text:p text:style-name="P5">0 </text:p>
            </table:table-cell>
          </table:table-row>
          <table:table-row table:style-name="TableLine94924315261136">
            <table:table-cell table:style-name="Table10.A1" office:value-type="string">
              <text:p text:style-name="P6">71723 </text:p>
            </table:table-cell>
            <table:table-cell table:style-name="Table10.A1" office:value-type="string">
              <text:p text:style-name="P6">FARC142 </text:p>
            </table:table-cell>
            <table:table-cell table:style-name="Table10.A1" office:value-type="string">
              <text:p text:style-name="P9">Introduction to Design Technology </text:p>
            </table:table-cell>
            <table:table-cell table:style-name="Table10.A1" office:value-type="string">
              <text:p text:style-name="P6">C- </text:p>
            </table:table-cell>
            <table:table-cell table:style-name="Table10.A1" office:value-type="string">
              <text:p text:style-name="P6">3 </text:p>
            </table:table-cell>
            <table:table-cell table:style-name="Table10.A1" office:value-type="string">
              <text:p text:style-name="P6">5,1 </text:p>
            </table:table-cell>
          </table:table-row>
          <table:table-row table:style-name="TableLine94924315261136">
            <table:table-cell table:style-name="Table10.A1" office:value-type="string">
              <text:p text:style-name="P6">71726 </text:p>
            </table:table-cell>
            <table:table-cell table:style-name="Table10.A1" office:value-type="string">
              <text:p text:style-name="P6">ARCH114 </text:p>
            </table:table-cell>
            <table:table-cell table:style-name="Table10.A1" office:value-type="string">
              <text:p text:style-name="P8">Human and Socio-Cultural Factors in Design </text:p>
            </table:table-cell>
            <table:table-cell table:style-name="Table10.A1" office:value-type="string">
              <text:p text:style-name="P5">D- </text:p>
            </table:table-cell>
            <table:table-cell table:style-name="Table10.A1" office:value-type="string">
              <text:p text:style-name="P5">3 </text:p>
            </table:table-cell>
            <table:table-cell table:style-name="Table10.A1" office:value-type="string">
              <text:p text:style-name="P5">2,1 </text:p>
            </table:table-cell>
          </table:table-row>
          <table:table-row table:style-name="TableLine94924315261136">
            <table:table-cell table:style-name="Table10.A1" office:value-type="string">
              <text:p text:style-name="P6">71732 </text:p>
            </table:table-cell>
            <table:table-cell table:style-name="Table10.A1" office:value-type="string">
              <text:p text:style-name="P6">ARCH213 </text:p>
            </table:table-cell>
            <table:table-cell table:style-name="Table10.A1" office:value-type="string">
              <text:p text:style-name="P8">Ecological Issues in Architecture </text:p>
            </table:table-cell>
            <table:table-cell table:style-name="Table10.A1" office:value-type="string">
              <text:p text:style-name="P5">NG </text:p>
            </table:table-cell>
            <table:table-cell table:style-name="Table10.A1" office:value-type="string">
              <text:p text:style-name="P5">3 </text:p>
            </table:table-cell>
            <table:table-cell table:style-name="Table10.A1" office:value-type="string">
              <text:p text:style-name="P5">0 </text:p>
            </table:table-cell>
          </table:table-row>
          <table:table-row table:style-name="TableLine94924315261136">
            <table:table-cell table:style-name="Table10.A1" office:value-type="string">
              <text:p text:style-name="P6">71735 </text:p>
            </table:table-cell>
            <table:table-cell table:style-name="Table10.A1" office:value-type="string">
              <text:p text:style-name="P6">ARCH243 </text:p>
            </table:table-cell>
            <table:table-cell table:style-name="Table10.A1" office:value-type="string">
              <text:p text:style-name="P8">Architectural Construction and Materials - I </text:p>
            </table:table-cell>
            <table:table-cell table:style-name="Table10.A1" office:value-type="string">
              <text:p text:style-name="P5">F </text:p>
            </table:table-cell>
            <table:table-cell table:style-name="Table10.A1" office:value-type="string">
              <text:p text:style-name="P5">3 </text:p>
            </table:table-cell>
            <table:table-cell table:style-name="Table10.A1" office:value-type="string">
              <text:p text:style-name="P5">0 </text:p>
            </table:table-cell>
          </table:table-row>
          <table:table-row table:style-name="TableLine94924315261136">
            <table:table-cell table:style-name="Table10.A1" office:value-type="string">
              <text:p text:style-name="P6">71741 </text:p>
            </table:table-cell>
            <table:table-cell table:style-name="Table10.A1" office:value-type="string">
              <text:p text:style-name="P6">ARCH292 </text:p>
            </table:table-cell>
            <table:table-cell table:style-name="Table10.A1" office:value-type="string">
              <text:p text:style-name="P9">Architectural Design Studio - II </text:p>
            </table:table-cell>
            <table:table-cell table:style-name="Table10.A1" office:value-type="string">
              <text:p text:style-name="P6">C+ </text:p>
            </table:table-cell>
            <table:table-cell table:style-name="Table10.A1" office:value-type="string">
              <text:p text:style-name="P6">6 </text:p>
            </table:table-cell>
            <table:table-cell table:style-name="Table10.A1" office:value-type="string">
              <text:p text:style-name="P6">13,8 </text:p>
            </table:table-cell>
          </table:table-row>
        </table:table>
        <text:p text:style-name="P12"><text:span text:style-name="Strong_20_Emphasis"><text:span text:style-name="T5">GPA:</text:span></text:span><text:span text:style-name="T5"> 1 <text:tab/></text:span><text:span text:style-name="Strong_20_Emphasis"><text:span text:style-name="T5">CGPA:</text:span></text:span><text:span text:style-name="T5"> 1,86 <text:tab/></text:span><text:span text:style-name="Strong_20_Emphasis"><text:span text:style-name="T5">SEM.CH:</text:span></text:span><text:span text:style-name="T5"> 21<text:tab/></text:span><text:span text:style-name="Strong_20_Emphasis"><text:span text:style-name="T5">CUM.CH:</text:span></text:span><text:span text:style-name="T5"> 56<text:tab/></text:span><text:span text:style-name="Strong_20_Emphasis"><text:span text:style-name="T5">SEM.CR:</text:span></text:span><text:span text:style-name="T5"> 21<text:tab/></text:span><text:span text:style-name="Strong_20_Emphasis"><text:span text:style-name="T5">CUM.CR:</text:span></text:span><text:span text:style-name="T5"> 104,3</text:span></text:p>
        <text:p text:style-name="P12"><text:span text:style-name="Strong_20_Emphasis"><text:span text:style-name="T5">ACD.TERM:</text:span></text:span><text:span text:style-name="T5"> 3<text:tab/></text:span><text:span text:style-name="Strong_20_Emphasis"><text:span text:style-name="T5">ACT.TERM:</text:span></text:span><text:span text:style-name="T5"> 5</text:span></text:p>
        <text:p text:style-name="P12"><text:span text:style-name="Strong_20_Emphasis"><text:span text:style-name="T5">Durum:</text:span></text:span><text:span text:style-name="T5"> </text:span><text:span text:style-name="T1">BAŞARISIZ</text:span><text:span text:style-name="T5"> </text:span></text:p>
        <text:p text:style-name="P2"/>
        <text:p text:style-name="P14"><text:span text:style-name="T1">Akademik Yıl: 2018-19 </text:span><text:tab/><text:tab/>Dönem: <text:span text:style-name="T1">BAHAR</text:span> <text:tab/><text:tab/><text:tab/>Bölüm: MİMARLIK 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column table:style-name="Table11.F"/>
          <table:table-header-rows>
            <table:table-row table:style-name="TableLine94924301656192">
              <table:table-cell table:style-name="Table11.A1" office:value-type="string">
                <text:p text:style-name="P9">Ref. Kod </text:p>
              </table:table-cell>
              <table:table-cell table:style-name="Table11.A1" office:value-type="string">
                <text:p text:style-name="P9">Ders Kod. </text:p>
              </table:table-cell>
              <table:table-cell table:style-name="Table11.A1" office:value-type="string">
                <text:p text:style-name="P9">Ders Adı </text:p>
              </table:table-cell>
              <table:table-cell table:style-name="Table11.A1" office:value-type="string">
                <text:p text:style-name="P9">GRD. </text:p>
              </table:table-cell>
              <table:table-cell table:style-name="Table11.A1" office:value-type="string">
                <text:p text:style-name="P9">CH. </text:p>
              </table:table-cell>
              <table:table-cell table:style-name="Table11.A1" office:value-type="string">
                <text:p text:style-name="P9">CR. </text:p>
              </table:table-cell>
            </table:table-row>
          </table:table-header-rows>
          <table:table-row table:style-name="TableLine94924301656192">
            <table:table-cell table:style-name="Table11.A1" office:value-type="string">
              <text:p text:style-name="P6">71714 </text:p>
            </table:table-cell>
            <table:table-cell table:style-name="Table11.A1" office:value-type="string">
              <text:p text:style-name="P6">ENGL191 </text:p>
            </table:table-cell>
            <table:table-cell table:style-name="Table11.A1" office:value-type="string">
              <text:p text:style-name="P8">Communication in English - I </text:p>
            </table:table-cell>
            <table:table-cell table:style-name="Table11.A1" office:value-type="string">
              <text:p text:style-name="P5">F </text:p>
            </table:table-cell>
            <table:table-cell table:style-name="Table11.A1" office:value-type="string">
              <text:p text:style-name="P5">3 </text:p>
            </table:table-cell>
            <table:table-cell table:style-name="Table11.A1" office:value-type="string">
              <text:p text:style-name="P5">0 </text:p>
            </table:table-cell>
          </table:table-row>
          <table:table-row table:style-name="TableLine94924301656192">
            <table:table-cell table:style-name="Table11.A1" office:value-type="string">
              <text:p text:style-name="P6">71726 </text:p>
            </table:table-cell>
            <table:table-cell table:style-name="Table11.A1" office:value-type="string">
              <text:p text:style-name="P6">ARCH114 </text:p>
            </table:table-cell>
            <table:table-cell table:style-name="Table11.A1" office:value-type="string">
              <text:p text:style-name="P8">Human and Socio-Cultural Factors in Design </text:p>
            </table:table-cell>
            <table:table-cell table:style-name="Table11.A1" office:value-type="string">
              <text:p text:style-name="P5">F </text:p>
            </table:table-cell>
            <table:table-cell table:style-name="Table11.A1" office:value-type="string">
              <text:p text:style-name="P5">3 </text:p>
            </table:table-cell>
            <table:table-cell table:style-name="Table11.A1" office:value-type="string">
              <text:p text:style-name="P5">0 </text:p>
            </table:table-cell>
          </table:table-row>
          <table:table-row table:style-name="TableLine94924301656192">
            <table:table-cell table:style-name="Table11.A1" office:value-type="string">
              <text:p text:style-name="P6">71732 </text:p>
            </table:table-cell>
            <table:table-cell table:style-name="Table11.A1" office:value-type="string">
              <text:p text:style-name="P6">ARCH213 </text:p>
            </table:table-cell>
            <table:table-cell table:style-name="Table11.A1" office:value-type="string">
              <text:p text:style-name="P8">Ecological Issues in Architecture </text:p>
            </table:table-cell>
            <table:table-cell table:style-name="Table11.A1" office:value-type="string">
              <text:p text:style-name="P5">F </text:p>
            </table:table-cell>
            <table:table-cell table:style-name="Table11.A1" office:value-type="string">
              <text:p text:style-name="P5">3 </text:p>
            </table:table-cell>
            <table:table-cell table:style-name="Table11.A1" office:value-type="string">
              <text:p text:style-name="P5">0 </text:p>
            </table:table-cell>
          </table:table-row>
          <table:table-row table:style-name="TableLine94924301656192">
            <table:table-cell table:style-name="Table11.A1" office:value-type="string">
              <text:p text:style-name="P6">71735 </text:p>
            </table:table-cell>
            <table:table-cell table:style-name="Table11.A1" office:value-type="string">
              <text:p text:style-name="P6">ARCH243 </text:p>
            </table:table-cell>
            <table:table-cell table:style-name="Table11.A1" office:value-type="string">
              <text:p text:style-name="P8">Architectural Construction and Materials - I </text:p>
            </table:table-cell>
            <table:table-cell table:style-name="Table11.A1" office:value-type="string">
              <text:p text:style-name="P5">F </text:p>
            </table:table-cell>
            <table:table-cell table:style-name="Table11.A1" office:value-type="string">
              <text:p text:style-name="P5">3 </text:p>
            </table:table-cell>
            <table:table-cell table:style-name="Table11.A1" office:value-type="string">
              <text:p text:style-name="P5">0 </text:p>
            </table:table-cell>
          </table:table-row>
          <table:table-row table:style-name="TableLine94924301656192">
            <table:table-cell table:style-name="Table11.A1" office:value-type="string">
              <text:p text:style-name="P6">71736 </text:p>
            </table:table-cell>
            <table:table-cell table:style-name="Table11.A1" office:value-type="string">
              <text:p text:style-name="P6">ARCH281 </text:p>
            </table:table-cell>
            <table:table-cell table:style-name="Table11.A1" office:value-type="string">
              <text:p text:style-name="P9">Computer Aided Design - I </text:p>
            </table:table-cell>
            <table:table-cell table:style-name="Table11.A1" office:value-type="string">
              <text:p text:style-name="P6">A- </text:p>
            </table:table-cell>
            <table:table-cell table:style-name="Table11.A1" office:value-type="string">
              <text:p text:style-name="P6">3 </text:p>
            </table:table-cell>
            <table:table-cell table:style-name="Table11.A1" office:value-type="string">
              <text:p text:style-name="P6">11,1 </text:p>
            </table:table-cell>
          </table:table-row>
          <table:table-row table:style-name="TableLine94924301656192">
            <table:table-cell table:style-name="Table11.A1" office:value-type="string">
              <text:p text:style-name="P6">71751 </text:p>
            </table:table-cell>
            <table:table-cell table:style-name="Table11.A1" office:value-type="string">
              <text:p text:style-name="P6">ARCH391 </text:p>
            </table:table-cell>
            <table:table-cell table:style-name="Table11.A1" office:value-type="string">
              <text:p text:style-name="P9">Architectural Design Studio - III </text:p>
            </table:table-cell>
            <table:table-cell table:style-name="Table11.A1" office:value-type="string">
              <text:p text:style-name="P6">D+ </text:p>
            </table:table-cell>
            <table:table-cell table:style-name="Table11.A1" office:value-type="string">
              <text:p text:style-name="P6">6 </text:p>
            </table:table-cell>
            <table:table-cell table:style-name="Table11.A1" office:value-type="string">
              <text:p text:style-name="P6">7,8 </text:p>
            </table:table-cell>
          </table:table-row>
        </table:table>
        <text:p text:style-name="P12"><text:span text:style-name="Strong_20_Emphasis"><text:span text:style-name="T5">GPA:</text:span></text:span><text:span text:style-name="T5"> 0,9 <text:tab/></text:span><text:span text:style-name="Strong_20_Emphasis"><text:span text:style-name="T5">CGPA:</text:span></text:span><text:span text:style-name="T5"> 1,86 <text:tab/></text:span><text:span text:style-name="Strong_20_Emphasis"><text:span text:style-name="T5">SEM.CH:</text:span></text:span><text:span text:style-name="T5"> 21<text:tab/></text:span><text:span text:style-name="Strong_20_Emphasis"><text:span text:style-name="T5">CUM.CH:</text:span></text:span><text:span text:style-name="T5"> 65<text:tab/></text:span><text:span text:style-name="Strong_20_Emphasis"><text:span text:style-name="T5">SEM.CR:</text:span></text:span><text:span text:style-name="T5"> 18,9<text:tab/></text:span><text:span text:style-name="Strong_20_Emphasis"><text:span text:style-name="T5">CUM.CR:</text:span></text:span><text:span text:style-name="T5"> 121,1</text:span></text:p>
        <text:p text:style-name="P12"><text:soft-page-break/><text:span text:style-name="Strong_20_Emphasis"><text:span text:style-name="T5">ACD.TERM:</text:span></text:span><text:span text:style-name="T5"> 3<text:tab/></text:span><text:span text:style-name="Strong_20_Emphasis"><text:span text:style-name="T5">ACT.TERM:</text:span></text:span><text:span text:style-name="T5"> 6</text:span></text:p>
        <text:p text:style-name="P12"><text:span text:style-name="Strong_20_Emphasis"><text:span text:style-name="T5">Durum:</text:span></text:span><text:span text:style-name="T5"> </text:span><text:span text:style-name="T1">BAŞARISIZ</text:span><text:span text:style-name="T5"> </text:span></text:p>
        <text:p text:style-name="P2"/>
        <text:p text:style-name="P14">Akademik Yıl: 2018-19 <text:tab/><text:tab/>Dönem: BAHAR <text:tab/><text:tab/>Bölüm: MİMARLIK 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column table:style-name="Table12.F"/>
          <table:table-header-rows>
            <table:table-row table:style-name="TableLine94924300807760">
              <table:table-cell table:style-name="Table12.A1" office:value-type="string">
                <text:p text:style-name="P9">Ref. Kod </text:p>
              </table:table-cell>
              <table:table-cell table:style-name="Table12.A1" office:value-type="string">
                <text:p text:style-name="P9">Ders Kod. </text:p>
              </table:table-cell>
              <table:table-cell table:style-name="Table12.A1" office:value-type="string">
                <text:p text:style-name="P9">Ders Adı </text:p>
              </table:table-cell>
              <table:table-cell table:style-name="Table12.A1" office:value-type="string">
                <text:p text:style-name="P9">GRD. </text:p>
              </table:table-cell>
              <table:table-cell table:style-name="Table12.A1" office:value-type="string">
                <text:p text:style-name="P9">CH. </text:p>
              </table:table-cell>
              <table:table-cell table:style-name="Table12.A1" office:value-type="string">
                <text:p text:style-name="P9">CR. </text:p>
              </table:table-cell>
            </table:table-row>
          </table:table-header-rows>
          <table:table-row table:style-name="TableLine94924300807760">
            <table:table-cell table:style-name="Table12.A1" office:value-type="string">
              <text:p text:style-name="P6">71714 </text:p>
            </table:table-cell>
            <table:table-cell table:style-name="Table12.A1" office:value-type="string">
              <text:p text:style-name="P6">ENGL191 </text:p>
            </table:table-cell>
            <table:table-cell table:style-name="Table12.A1" office:value-type="string">
              <text:p text:style-name="P8">Communication in English - I </text:p>
            </table:table-cell>
            <table:table-cell table:style-name="Table12.A1" office:value-type="string">
              <text:p text:style-name="P5">F </text:p>
            </table:table-cell>
            <table:table-cell table:style-name="Table12.A1" office:value-type="string">
              <text:p text:style-name="P5">3 </text:p>
            </table:table-cell>
            <table:table-cell table:style-name="Table12.A1" office:value-type="string">
              <text:p text:style-name="P5">0 </text:p>
            </table:table-cell>
          </table:table-row>
          <table:table-row table:style-name="TableLine94924300807760">
            <table:table-cell table:style-name="Table12.A1" office:value-type="string">
              <text:p text:style-name="P6">71726 </text:p>
            </table:table-cell>
            <table:table-cell table:style-name="Table12.A1" office:value-type="string">
              <text:p text:style-name="P6">ARCH114 </text:p>
            </table:table-cell>
            <table:table-cell table:style-name="Table12.A1" office:value-type="string">
              <text:p text:style-name="P8">Human and Socio-Cultural Factors in Design </text:p>
            </table:table-cell>
            <table:table-cell table:style-name="Table12.A1" office:value-type="string">
              <text:p text:style-name="P5">F </text:p>
            </table:table-cell>
            <table:table-cell table:style-name="Table12.A1" office:value-type="string">
              <text:p text:style-name="P5">3 </text:p>
            </table:table-cell>
            <table:table-cell table:style-name="Table12.A1" office:value-type="string">
              <text:p text:style-name="P5">0 </text:p>
            </table:table-cell>
          </table:table-row>
          <table:table-row table:style-name="TableLine94924300807760">
            <table:table-cell table:style-name="Table12.A1" office:value-type="string">
              <text:p text:style-name="P6">71732 </text:p>
            </table:table-cell>
            <table:table-cell table:style-name="Table12.A1" office:value-type="string">
              <text:p text:style-name="P6">ARCH213 </text:p>
            </table:table-cell>
            <table:table-cell table:style-name="Table12.A1" office:value-type="string">
              <text:p text:style-name="P8">Ecological Issues in Architecture </text:p>
            </table:table-cell>
            <table:table-cell table:style-name="Table12.A1" office:value-type="string">
              <text:p text:style-name="P5">F </text:p>
            </table:table-cell>
            <table:table-cell table:style-name="Table12.A1" office:value-type="string">
              <text:p text:style-name="P5">3 </text:p>
            </table:table-cell>
            <table:table-cell table:style-name="Table12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text:tab/></text:span><text:span text:style-name="Strong_20_Emphasis"><text:span text:style-name="T5">CGPA:</text:span></text:span><text:span text:style-name="T5"> 1,86 <text:tab/></text:span><text:span text:style-name="Strong_20_Emphasis"><text:span text:style-name="T5">SEM.CH:</text:span></text:span><text:span text:style-name="T5"> 9<text:tab/></text:span><text:span text:style-name="Strong_20_Emphasis"><text:span text:style-name="T5">CUM.CH:</text:span></text:span><text:span text:style-name="T5"> 65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121,1</text:span></text:p>
        <text:p text:style-name="P12"><text:span text:style-name="Strong_20_Emphasis"><text:span text:style-name="T5">ACD.TERM:</text:span></text:span><text:span text:style-name="T5"> 3<text:tab/></text:span><text:span text:style-name="Strong_20_Emphasis"><text:span text:style-name="T5">ACT.TERM:</text:span></text:span><text:span text:style-name="T5"> 6</text:span></text:p>
        <text:p text:style-name="P12"><text:span text:style-name="Strong_20_Emphasis"><text:span text:style-name="T5">Açıklama:</text:span></text:span><text:span text:style-name="T5"> </text:span><text:span text:style-name="T1">BÜTÜNLEME SINAVI </text:span></text:p>
        <text:p text:style-name="P2"/>
        <text:p text:style-name="P14">Akademik Yıl: 2019-20 <text:tab/><text:tab/>Dönem: GÜZ <text:tab/><text:tab/><text:tab/>Bölüm: MİMARLIK 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header-rows>
            <table:table-row table:style-name="TableLine94924267190992">
              <table:table-cell table:style-name="Table13.A1" office:value-type="string">
                <text:p text:style-name="P9">Ref. Kod </text:p>
              </table:table-cell>
              <table:table-cell table:style-name="Table13.A1" office:value-type="string">
                <text:p text:style-name="P9">Ders Kod. </text:p>
              </table:table-cell>
              <table:table-cell table:style-name="Table13.A1" office:value-type="string">
                <text:p text:style-name="P9">Ders Adı </text:p>
              </table:table-cell>
              <table:table-cell table:style-name="Table13.A1" office:value-type="string">
                <text:p text:style-name="P9">GRD. </text:p>
              </table:table-cell>
              <table:table-cell table:style-name="Table13.A1" office:value-type="string">
                <text:p text:style-name="P9">CH. </text:p>
              </table:table-cell>
              <table:table-cell table:style-name="Table13.A1" office:value-type="string">
                <text:p text:style-name="P9">CR. </text:p>
              </table:table-cell>
            </table:table-row>
          </table:table-header-rows>
          <table:table-row table:style-name="TableLine94924267190992">
            <table:table-cell table:style-name="Table13.A1" office:value-type="string">
              <text:p text:style-name="P6">71714 </text:p>
            </table:table-cell>
            <table:table-cell table:style-name="Table13.A1" office:value-type="string">
              <text:p text:style-name="P6">ENGL191 </text:p>
            </table:table-cell>
            <table:table-cell table:style-name="Table13.A1" office:value-type="string">
              <text:p text:style-name="P8">Communication in English - I </text:p>
            </table:table-cell>
            <table:table-cell table:style-name="Table13.A1" office:value-type="string">
              <text:p text:style-name="P5">F </text:p>
            </table:table-cell>
            <table:table-cell table:style-name="Table13.A1" office:value-type="string">
              <text:p text:style-name="P5">3 </text:p>
            </table:table-cell>
            <table:table-cell table:style-name="Table13.A1" office:value-type="string">
              <text:p text:style-name="P5">0 </text:p>
            </table:table-cell>
          </table:table-row>
          <table:table-row table:style-name="TableLine94924267190992">
            <table:table-cell table:style-name="Table13.A1" office:value-type="string">
              <text:p text:style-name="P6">71726 </text:p>
            </table:table-cell>
            <table:table-cell table:style-name="Table13.A1" office:value-type="string">
              <text:p text:style-name="P6">ARCH114 </text:p>
            </table:table-cell>
            <table:table-cell table:style-name="Table13.A1" office:value-type="string">
              <text:p text:style-name="P8">Human and Socio-Cultural Factors in Design </text:p>
            </table:table-cell>
            <table:table-cell table:style-name="Table13.A1" office:value-type="string">
              <text:p text:style-name="P5">F </text:p>
            </table:table-cell>
            <table:table-cell table:style-name="Table13.A1" office:value-type="string">
              <text:p text:style-name="P5">3 </text:p>
            </table:table-cell>
            <table:table-cell table:style-name="Table13.A1" office:value-type="string">
              <text:p text:style-name="P5">0 </text:p>
            </table:table-cell>
          </table:table-row>
          <table:table-row table:style-name="TableLine94924267190992">
            <table:table-cell table:style-name="Table13.A1" office:value-type="string">
              <text:p text:style-name="P6">71732 </text:p>
            </table:table-cell>
            <table:table-cell table:style-name="Table13.A1" office:value-type="string">
              <text:p text:style-name="P6">ARCH213 </text:p>
            </table:table-cell>
            <table:table-cell table:style-name="Table13.A1" office:value-type="string">
              <text:p text:style-name="P8">Ecological Issues in Architecture </text:p>
            </table:table-cell>
            <table:table-cell table:style-name="Table13.A1" office:value-type="string">
              <text:p text:style-name="P5">F </text:p>
            </table:table-cell>
            <table:table-cell table:style-name="Table13.A1" office:value-type="string">
              <text:p text:style-name="P5">3 </text:p>
            </table:table-cell>
            <table:table-cell table:style-name="Table13.A1" office:value-type="string">
              <text:p text:style-name="P5">0 </text:p>
            </table:table-cell>
          </table:table-row>
          <table:table-row table:style-name="TableLine94924267190992">
            <table:table-cell table:style-name="Table13.A1" office:value-type="string">
              <text:p text:style-name="P6">71734 </text:p>
            </table:table-cell>
            <table:table-cell table:style-name="Table13.A1" office:value-type="string">
              <text:p text:style-name="P6">ARCH235 </text:p>
            </table:table-cell>
            <table:table-cell table:style-name="Table13.A1" office:value-type="string">
              <text:p text:style-name="P8">Introduction to Tectonics of Structural Systems </text:p>
            </table:table-cell>
            <table:table-cell table:style-name="Table13.A1" office:value-type="string">
              <text:p text:style-name="P5">NG </text:p>
            </table:table-cell>
            <table:table-cell table:style-name="Table13.A1" office:value-type="string">
              <text:p text:style-name="P5">3 </text:p>
            </table:table-cell>
            <table:table-cell table:style-name="Table13.A1" office:value-type="string">
              <text:p text:style-name="P5">0 </text:p>
            </table:table-cell>
          </table:table-row>
          <table:table-row table:style-name="TableLine94924267190992">
            <table:table-cell table:style-name="Table13.A1" office:value-type="string">
              <text:p text:style-name="P6">71735 </text:p>
            </table:table-cell>
            <table:table-cell table:style-name="Table13.A1" office:value-type="string">
              <text:p text:style-name="P6">ARCH243 </text:p>
            </table:table-cell>
            <table:table-cell table:style-name="Table13.A1" office:value-type="string">
              <text:p text:style-name="P8">Architectural Construction and Materials - I </text:p>
            </table:table-cell>
            <table:table-cell table:style-name="Table13.A1" office:value-type="string">
              <text:p text:style-name="P5">D- </text:p>
            </table:table-cell>
            <table:table-cell table:style-name="Table13.A1" office:value-type="string">
              <text:p text:style-name="P5">3 </text:p>
            </table:table-cell>
            <table:table-cell table:style-name="Table13.A1" office:value-type="string">
              <text:p text:style-name="P5">2,1 </text:p>
            </table:table-cell>
          </table:table-row>
          <table:table-row table:style-name="TableLine94924267190992">
            <table:table-cell table:style-name="Table13.A1" office:value-type="string">
              <text:p text:style-name="P6">71761 </text:p>
            </table:table-cell>
            <table:table-cell table:style-name="Table13.A1" office:value-type="string">
              <text:p text:style-name="P6">ARCH392 </text:p>
            </table:table-cell>
            <table:table-cell table:style-name="Table13.A1" office:value-type="string">
              <text:p text:style-name="P9">Architectural Design Studio - IV </text:p>
            </table:table-cell>
            <table:table-cell table:style-name="Table13.A1" office:value-type="string">
              <text:p text:style-name="P6">D </text:p>
            </table:table-cell>
            <table:table-cell table:style-name="Table13.A1" office:value-type="string">
              <text:p text:style-name="P6">6 </text:p>
            </table:table-cell>
            <table:table-cell table:style-name="Table13.A1" office:value-type="string">
              <text:p text:style-name="P6">6 </text:p>
            </table:table-cell>
          </table:table-row>
        </table:table>
        <text:p text:style-name="P12"><text:span text:style-name="Strong_20_Emphasis"><text:span text:style-name="T5">GPA:</text:span></text:span><text:span text:style-name="T5"> 0,39 <text:tab/><text:tab/></text:span><text:span text:style-name="Strong_20_Emphasis"><text:span text:style-name="T5">CGPA:</text:span></text:span><text:span text:style-name="T5"> 1,75 <text:tab/></text:span><text:span text:style-name="Strong_20_Emphasis"><text:span text:style-name="T5">SEM.CH:</text:span></text:span><text:span text:style-name="T5"> 21<text:tab/></text:span><text:span text:style-name="Strong_20_Emphasis"><text:span text:style-name="T5">CUM.CH:</text:span></text:span><text:span text:style-name="T5"> 74<text:tab/></text:span><text:span text:style-name="Strong_20_Emphasis"><text:span text:style-name="T5">SEM.CR:</text:span></text:span><text:span text:style-name="T5"> 8,1<text:tab/></text:span><text:span text:style-name="Strong_20_Emphasis"><text:span text:style-name="T5">CUM.CR:</text:span></text:span><text:span text:style-name="T5"> 129,2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7</text:span></text:p>
        <text:p text:style-name="P12"><text:span text:style-name="Strong_20_Emphasis"><text:span text:style-name="T5">Durum:</text:span></text:span><text:span text:style-name="T5"> </text:span><text:span text:style-name="T7">SINAMALI</text:span><text:span text:style-name="T5"> </text:span></text:p>
        <text:p text:style-name="P2"/>
        <text:p text:style-name="P14"><text:span text:style-name="T1">Akademik Yıl: 2019-20 </text:span><text:tab/><text:tab/>Dönem: <text:span text:style-name="T1">GÜZ</text:span> <text:tab/><text:tab/><text:tab/><text:tab/>Bölüm: MİMARLIK 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column table:style-name="Table14.F"/>
          <table:table-header-rows>
            <table:table-row table:style-name="TableLine94924268257504">
              <table:table-cell table:style-name="Table14.A1" office:value-type="string">
                <text:p text:style-name="P9">Ref. Kod </text:p>
              </table:table-cell>
              <table:table-cell table:style-name="Table14.A1" office:value-type="string">
                <text:p text:style-name="P9">Ders Kod. </text:p>
              </table:table-cell>
              <table:table-cell table:style-name="Table14.A1" office:value-type="string">
                <text:p text:style-name="P9">Ders Adı </text:p>
              </table:table-cell>
              <table:table-cell table:style-name="Table14.A1" office:value-type="string">
                <text:p text:style-name="P9">GRD. </text:p>
              </table:table-cell>
              <table:table-cell table:style-name="Table14.A1" office:value-type="string">
                <text:p text:style-name="P9">CH. </text:p>
              </table:table-cell>
              <table:table-cell table:style-name="Table14.A1" office:value-type="string">
                <text:p text:style-name="P9">CR. </text:p>
              </table:table-cell>
            </table:table-row>
          </table:table-header-rows>
          <table:table-row table:style-name="TableLine94924268257504">
            <table:table-cell table:style-name="Table14.A1" office:value-type="string">
              <text:p text:style-name="P6">71714 </text:p>
            </table:table-cell>
            <table:table-cell table:style-name="Table14.A1" office:value-type="string">
              <text:p text:style-name="P6">ENGL191 </text:p>
            </table:table-cell>
            <table:table-cell table:style-name="Table14.A1" office:value-type="string">
              <text:p text:style-name="P9">Communication in English - I </text:p>
            </table:table-cell>
            <table:table-cell table:style-name="Table14.A1" office:value-type="string">
              <text:p text:style-name="P6">F </text:p>
            </table:table-cell>
            <table:table-cell table:style-name="Table14.A1" office:value-type="string">
              <text:p text:style-name="P6">3 </text:p>
            </table:table-cell>
            <table:table-cell table:style-name="Table14.A1" office:value-type="string">
              <text:p text:style-name="P6">0 </text:p>
            </table:table-cell>
          </table:table-row>
          <table:table-row table:style-name="TableLine94924268257504">
            <table:table-cell table:style-name="Table14.A1" office:value-type="string">
              <text:p text:style-name="P6">71726 </text:p>
            </table:table-cell>
            <table:table-cell table:style-name="Table14.A1" office:value-type="string">
              <text:p text:style-name="P6">ARCH114 </text:p>
            </table:table-cell>
            <table:table-cell table:style-name="Table14.A1" office:value-type="string">
              <text:p text:style-name="P9">Human and Socio-Cultural Factors in Design </text:p>
            </table:table-cell>
            <table:table-cell table:style-name="Table14.A1" office:value-type="string">
              <text:p text:style-name="P6">F </text:p>
            </table:table-cell>
            <table:table-cell table:style-name="Table14.A1" office:value-type="string">
              <text:p text:style-name="P6">3 </text:p>
            </table:table-cell>
            <table:table-cell table:style-name="Table14.A1" office:value-type="string">
              <text:p text:style-name="P6">0 </text:p>
            </table:table-cell>
          </table:table-row>
          <table:table-row table:style-name="TableLine94924268257504">
            <table:table-cell table:style-name="Table14.A1" office:value-type="string">
              <text:p text:style-name="P6">71732 </text:p>
            </table:table-cell>
            <table:table-cell table:style-name="Table14.A1" office:value-type="string">
              <text:p text:style-name="P6">ARCH213 </text:p>
            </table:table-cell>
            <table:table-cell table:style-name="Table14.A1" office:value-type="string">
              <text:p text:style-name="P9">Ecological Issues in Architecture </text:p>
            </table:table-cell>
            <table:table-cell table:style-name="Table14.A1" office:value-type="string">
              <text:p text:style-name="P6">F </text:p>
            </table:table-cell>
            <table:table-cell table:style-name="Table14.A1" office:value-type="string">
              <text:p text:style-name="P6">3 </text:p>
            </table:table-cell>
            <table:table-cell table:style-name="Table14.A1" office:value-type="string">
              <text:p text:style-name="P6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text:tab/></text:span><text:span text:style-name="Strong_20_Emphasis"><text:span text:style-name="T5">CGPA:</text:span></text:span><text:span text:style-name="T5"> 1,75 <text:tab/></text:span><text:span text:style-name="Strong_20_Emphasis"><text:span text:style-name="T5">SEM.CH:</text:span></text:span><text:span text:style-name="T5"> 9<text:tab/></text:span><text:span text:style-name="Strong_20_Emphasis"><text:span text:style-name="T5">CUM.CH:</text:span></text:span><text:span text:style-name="T5"> 74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129,2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7</text:span></text:p>
        <text:p text:style-name="P12"><text:span text:style-name="Strong_20_Emphasis"><text:span text:style-name="T5">Açıklama:</text:span></text:span><text:span text:style-name="T1"> BÜTÜNLEME SINAVI </text:span></text:p>
        <text:p text:style-name="P12"><text:span text:style-name="Strong_20_Emphasis"><text:span text:style-name="T5">Durum:</text:span></text:span><text:span text:style-name="T5"> </text:span><text:span text:style-name="T1">SINAMALI</text:span><text:span text:style-name="T5"> </text:span></text:p>
        <text:p text:style-name="P2"/>
        <text:p text:style-name="P13">Akademik Yıl: 2019-20 <text:tab/><text:tab/><text:span text:style-name="T5">Dönem: </text:span>BAHAR<text:span text:style-name="T5"> <text:tab/><text:tab/><text:tab/>Bölüm: MİMARLIK </text:span></text:p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column table:style-name="Table15.E"/>
          <table:table-column table:style-name="Table15.F"/>
          <table:table-header-rows>
            <table:table-row table:style-name="TableLine94924315810816">
              <table:table-cell table:style-name="Table15.A1" office:value-type="string">
                <text:p text:style-name="P9">Ref. Kod </text:p>
              </table:table-cell>
              <table:table-cell table:style-name="Table15.A1" office:value-type="string">
                <text:p text:style-name="P9">Ders Kod. </text:p>
              </table:table-cell>
              <table:table-cell table:style-name="Table15.A1" office:value-type="string">
                <text:p text:style-name="P9">Ders Adı </text:p>
              </table:table-cell>
              <table:table-cell table:style-name="Table15.A1" office:value-type="string">
                <text:p text:style-name="P9">GRD. </text:p>
              </table:table-cell>
              <table:table-cell table:style-name="Table15.A1" office:value-type="string">
                <text:p text:style-name="P9">CH. </text:p>
              </table:table-cell>
              <table:table-cell table:style-name="Table15.A1" office:value-type="string">
                <text:p text:style-name="P9">CR. </text:p>
              </table:table-cell>
            </table:table-row>
          </table:table-header-rows>
          <table:table-row table:style-name="TableLine94924315810816">
            <table:table-cell table:style-name="Table15.A1" office:value-type="string">
              <text:p text:style-name="P6">71714 </text:p>
            </table:table-cell>
            <table:table-cell table:style-name="Table15.A1" office:value-type="string">
              <text:p text:style-name="P6">ENGL191 </text:p>
            </table:table-cell>
            <table:table-cell table:style-name="Table15.A1" office:value-type="string">
              <text:p text:style-name="P8">Communication in English - I </text:p>
            </table:table-cell>
            <table:table-cell table:style-name="Table15.A1" office:value-type="string">
              <text:p text:style-name="P5">F </text:p>
            </table:table-cell>
            <table:table-cell table:style-name="Table15.A1" office:value-type="string">
              <text:p text:style-name="P5">3 </text:p>
            </table:table-cell>
            <table:table-cell table:style-name="Table15.A1" office:value-type="string">
              <text:p text:style-name="P5">0 </text:p>
            </table:table-cell>
          </table:table-row>
          <table:table-row table:style-name="TableLine94924315810816">
            <table:table-cell table:style-name="Table15.A1" office:value-type="string">
              <text:p text:style-name="P6">71726 </text:p>
            </table:table-cell>
            <table:table-cell table:style-name="Table15.A1" office:value-type="string">
              <text:p text:style-name="P6">ARCH114 </text:p>
            </table:table-cell>
            <table:table-cell table:style-name="Table15.A1" office:value-type="string">
              <text:p text:style-name="P8">Human and Socio-Cultural Factors in Design </text:p>
            </table:table-cell>
            <table:table-cell table:style-name="Table15.A1" office:value-type="string">
              <text:p text:style-name="P5">F </text:p>
            </table:table-cell>
            <table:table-cell table:style-name="Table15.A1" office:value-type="string">
              <text:p text:style-name="P5">3 </text:p>
            </table:table-cell>
            <table:table-cell table:style-name="Table15.A1" office:value-type="string">
              <text:p text:style-name="P5">0 </text:p>
            </table:table-cell>
          </table:table-row>
          <table:table-row table:style-name="TableLine94924315810816">
            <table:table-cell table:style-name="Table15.A1" office:value-type="string">
              <text:p text:style-name="P6">71732 </text:p>
            </table:table-cell>
            <table:table-cell table:style-name="Table15.A1" office:value-type="string">
              <text:p text:style-name="P6">ARCH213 </text:p>
            </table:table-cell>
            <table:table-cell table:style-name="Table15.A1" office:value-type="string">
              <text:p text:style-name="P8">Ecological Issues in Architecture </text:p>
            </table:table-cell>
            <table:table-cell table:style-name="Table15.A1" office:value-type="string">
              <text:p text:style-name="P5">F </text:p>
            </table:table-cell>
            <table:table-cell table:style-name="Table15.A1" office:value-type="string">
              <text:p text:style-name="P5">3 </text:p>
            </table:table-cell>
            <table:table-cell table:style-name="Table15.A1" office:value-type="string">
              <text:p text:style-name="P5">0 </text:p>
            </table:table-cell>
          </table:table-row>
          <table:table-row table:style-name="TableLine94924315810816">
            <table:table-cell table:style-name="Table15.A1" office:value-type="string">
              <text:p text:style-name="P6">71733 </text:p>
            </table:table-cell>
            <table:table-cell table:style-name="Table15.A1" office:value-type="string">
              <text:p text:style-name="P6">ARCH225 </text:p>
            </table:table-cell>
            <table:table-cell table:style-name="Table15.A1" office:value-type="string">
              <text:p text:style-name="P8">History and Theories of Architecture - I </text:p>
            </table:table-cell>
            <table:table-cell table:style-name="Table15.A1" office:value-type="string">
              <text:p text:style-name="P5">NG </text:p>
            </table:table-cell>
            <table:table-cell table:style-name="Table15.A1" office:value-type="string">
              <text:p text:style-name="P5">3 </text:p>
            </table:table-cell>
            <table:table-cell table:style-name="Table15.A1" office:value-type="string">
              <text:p text:style-name="P5">0 </text:p>
            </table:table-cell>
          </table:table-row>
          <table:table-row table:style-name="TableLine94924315810816">
            <table:table-cell table:style-name="Table15.A1" office:value-type="string">
              <text:p text:style-name="P6">71734 </text:p>
            </table:table-cell>
            <table:table-cell table:style-name="Table15.A1" office:value-type="string">
              <text:p text:style-name="P6">ARCH235 </text:p>
            </table:table-cell>
            <table:table-cell table:style-name="Table15.A1" office:value-type="string">
              <text:p text:style-name="P9">Introduction to Tectonics of Structural Systems </text:p>
            </table:table-cell>
            <table:table-cell table:style-name="Table15.A1" office:value-type="string">
              <text:p text:style-name="P6">B </text:p>
            </table:table-cell>
            <table:table-cell table:style-name="Table15.A1" office:value-type="string">
              <text:p text:style-name="P6">3 </text:p>
            </table:table-cell>
            <table:table-cell table:style-name="Table15.A1" office:value-type="string">
              <text:p text:style-name="P6">9 </text:p>
            </table:table-cell>
          </table:table-row>
          <table:table-row table:style-name="TableLine94924315810816">
            <table:table-cell table:style-name="Table15.A1" office:value-type="string">
              <text:p text:style-name="P6">71735 </text:p>
            </table:table-cell>
            <table:table-cell table:style-name="Table15.A1" office:value-type="string">
              <text:p text:style-name="P6">ARCH243 </text:p>
            </table:table-cell>
            <table:table-cell table:style-name="Table15.A1" office:value-type="string">
              <text:p text:style-name="P9">Architectural Construction and Materials - I </text:p>
            </table:table-cell>
            <table:table-cell table:style-name="Table15.A1" office:value-type="string">
              <text:p text:style-name="P6">B </text:p>
            </table:table-cell>
            <table:table-cell table:style-name="Table15.A1" office:value-type="string">
              <text:p text:style-name="P6">3 </text:p>
            </table:table-cell>
            <table:table-cell table:style-name="Table15.A1" office:value-type="string">
              <text:p text:style-name="P6">9 </text:p>
            </table:table-cell>
          </table:table-row>
        </table:table>
        <text:p text:style-name="P12"><text:span text:style-name="Strong_20_Emphasis"><text:span text:style-name="T5">GPA:</text:span></text:span><text:span text:style-name="T5"> 1 <text:tab/></text:span><text:span text:style-name="Strong_20_Emphasis"><text:span text:style-name="T5">CGPA:</text:span></text:span><text:span text:style-name="T5"> 1,88 <text:tab/></text:span><text:span text:style-name="Strong_20_Emphasis"><text:span text:style-name="T5">SEM.CH:</text:span></text:span><text:span text:style-name="T5"> 18<text:tab/></text:span><text:span text:style-name="Strong_20_Emphasis"><text:span text:style-name="T5">CUM.CH:</text:span></text:span><text:span text:style-name="T5"> 77<text:tab/></text:span><text:span text:style-name="Strong_20_Emphasis"><text:span text:style-name="T5">SEM.CR:</text:span></text:span><text:span text:style-name="T5"> 18<text:tab/></text:span><text:span text:style-name="Strong_20_Emphasis"><text:span text:style-name="T5">CUM.CR:</text:span></text:span><text:span text:style-name="T5"> 145,1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7</text:span></text:p>
        <text:p text:style-name="P12"><text:span text:style-name="Strong_20_Emphasis"><text:span text:style-name="T5">Durum:</text:span></text:span><text:span text:style-name="T5"> </text:span><text:span text:style-name="T1">BAŞARISIZ</text:span><text:span text:style-name="T5"> </text:span></text:p>
        <text:p text:style-name="P2"/>
        <text:p text:style-name="P14"><text:span text:style-name="T1">Akademik Yıl: 2019-20</text:span> <text:tab/><text:tab/>Dönem: <text:span text:style-name="T1">BAHAR</text:span> <text:tab/><text:tab/><text:tab/>Bölüm: MİMARLIK 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column table:style-name="Table16.E"/>
          <table:table-column table:style-name="Table16.F"/>
          <table:table-header-rows>
            <table:table-row table:style-name="TableLine94924315235216">
              <table:table-cell table:style-name="Table16.A1" office:value-type="string">
                <text:p text:style-name="P9">Ref. Kod </text:p>
              </table:table-cell>
              <table:table-cell table:style-name="Table16.A1" office:value-type="string">
                <text:p text:style-name="P9">Ders Kod. </text:p>
              </table:table-cell>
              <table:table-cell table:style-name="Table16.A1" office:value-type="string">
                <text:p text:style-name="P9">Ders Adı </text:p>
              </table:table-cell>
              <table:table-cell table:style-name="Table16.A1" office:value-type="string">
                <text:p text:style-name="P9">GRD. </text:p>
              </table:table-cell>
              <table:table-cell table:style-name="Table16.A1" office:value-type="string">
                <text:p text:style-name="P9">CH. </text:p>
              </table:table-cell>
              <table:table-cell table:style-name="Table16.A1" office:value-type="string">
                <text:p text:style-name="P9">CR. </text:p>
              </table:table-cell>
            </table:table-row>
          </table:table-header-rows>
          <table:table-row table:style-name="TableLine94924315235216">
            <table:table-cell table:style-name="Table16.A1" office:value-type="string">
              <text:p text:style-name="P6">71714 </text:p>
            </table:table-cell>
            <table:table-cell table:style-name="Table16.A1" office:value-type="string">
              <text:p text:style-name="P6">ENGL191 </text:p>
            </table:table-cell>
            <table:table-cell table:style-name="Table16.A1" office:value-type="string">
              <text:p text:style-name="P8">Communication in English - I </text:p>
            </table:table-cell>
            <table:table-cell table:style-name="Table16.A1" office:value-type="string">
              <text:p text:style-name="P5">F </text:p>
            </table:table-cell>
            <table:table-cell table:style-name="Table16.A1" office:value-type="string">
              <text:p text:style-name="P5">3 </text:p>
            </table:table-cell>
            <table:table-cell table:style-name="Table16.A1" office:value-type="string">
              <text:p text:style-name="P5">0 </text:p>
            </table:table-cell>
          </table:table-row>
          <table:table-row table:style-name="TableLine94924315235216">
            <table:table-cell table:style-name="Table16.A1" office:value-type="string">
              <text:p text:style-name="P6">71726 </text:p>
            </table:table-cell>
            <table:table-cell table:style-name="Table16.A1" office:value-type="string">
              <text:p text:style-name="P6">ARCH114 </text:p>
            </table:table-cell>
            <table:table-cell table:style-name="Table16.A1" office:value-type="string">
              <text:p text:style-name="P8">Human and Socio-Cultural Factors in Design </text:p>
            </table:table-cell>
            <table:table-cell table:style-name="Table16.A1" office:value-type="string">
              <text:p text:style-name="P5">F </text:p>
            </table:table-cell>
            <table:table-cell table:style-name="Table16.A1" office:value-type="string">
              <text:p text:style-name="P5">3 </text:p>
            </table:table-cell>
            <table:table-cell table:style-name="Table16.A1" office:value-type="string">
              <text:p text:style-name="P5">0 </text:p>
            </table:table-cell>
          </table:table-row>
          <text:soft-page-break/>
          <table:table-row table:style-name="TableLine94924315235216">
            <table:table-cell table:style-name="Table16.A1" office:value-type="string">
              <text:p text:style-name="P6">71732 </text:p>
            </table:table-cell>
            <table:table-cell table:style-name="Table16.A1" office:value-type="string">
              <text:p text:style-name="P6">ARCH213 </text:p>
            </table:table-cell>
            <table:table-cell table:style-name="Table16.A1" office:value-type="string">
              <text:p text:style-name="P8">Ecological Issues in Architecture </text:p>
            </table:table-cell>
            <table:table-cell table:style-name="Table16.A1" office:value-type="string">
              <text:p text:style-name="P5">F </text:p>
            </table:table-cell>
            <table:table-cell table:style-name="Table16.A1" office:value-type="string">
              <text:p text:style-name="P5">3 </text:p>
            </table:table-cell>
            <table:table-cell table:style-name="Table16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/text:span></text:p>
        <text:p text:style-name="P12"><text:span text:style-name="Strong_20_Emphasis"><text:span text:style-name="T5">CGPA:</text:span></text:span><text:span text:style-name="T5"> 1,88 <text:tab/></text:span><text:span text:style-name="Strong_20_Emphasis"><text:span text:style-name="T5">SEM.CH:</text:span></text:span><text:span text:style-name="T5"> 9<text:tab/></text:span><text:span text:style-name="Strong_20_Emphasis"><text:span text:style-name="T5">CUM.CH:</text:span></text:span><text:span text:style-name="T5"> 77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145,1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7</text:span></text:p>
        <text:p text:style-name="P12"><text:span text:style-name="Strong_20_Emphasis"><text:span text:style-name="T5">Açıklama:</text:span></text:span><text:span text:style-name="T1"> BÜTÜNLEME SINAVI </text:span></text:p>
        <text:p text:style-name="P12"><text:span text:style-name="Strong_20_Emphasis"><text:span text:style-name="T5">Durum:</text:span></text:span><text:span text:style-name="T5"> </text:span></text:p>
        <text:p text:style-name="P2"/>
        <text:p text:style-name="P14">Akademik Yıl: 2020-21 </text:p>
        <text:p text:style-name="P14">Dönem: GÜZ </text:p>
        <text:p text:style-name="P14">Bölüm: MİMARLIK 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column table:style-name="Table17.E"/>
          <table:table-column table:style-name="Table17.F"/>
          <table:table-header-rows>
            <table:table-row table:style-name="TableLine94924264837024">
              <table:table-cell table:style-name="Table17.A1" office:value-type="string">
                <text:p text:style-name="P9">Ref. Kod </text:p>
              </table:table-cell>
              <table:table-cell table:style-name="Table17.A1" office:value-type="string">
                <text:p text:style-name="P9">Ders Kod. </text:p>
              </table:table-cell>
              <table:table-cell table:style-name="Table17.A1" office:value-type="string">
                <text:p text:style-name="P9">Ders Adı </text:p>
              </table:table-cell>
              <table:table-cell table:style-name="Table17.A1" office:value-type="string">
                <text:p text:style-name="P9">GRD. </text:p>
              </table:table-cell>
              <table:table-cell table:style-name="Table17.A1" office:value-type="string">
                <text:p text:style-name="P9">CH. </text:p>
              </table:table-cell>
              <table:table-cell table:style-name="Table17.A1" office:value-type="string">
                <text:p text:style-name="P9">CR. </text:p>
              </table:table-cell>
            </table:table-row>
          </table:table-header-rows>
          <table:table-row table:style-name="TableLine94924264837024">
            <table:table-cell table:style-name="Table17.A1" office:value-type="string">
              <text:p text:style-name="P6">71714 </text:p>
            </table:table-cell>
            <table:table-cell table:style-name="Table17.A1" office:value-type="string">
              <text:p text:style-name="P6">ENGL191 </text:p>
            </table:table-cell>
            <table:table-cell table:style-name="Table17.A1" office:value-type="string">
              <text:p text:style-name="P8">Communication in English - I </text:p>
            </table:table-cell>
            <table:table-cell table:style-name="Table17.A1" office:value-type="string">
              <text:p text:style-name="P5">F </text:p>
            </table:table-cell>
            <table:table-cell table:style-name="Table17.A1" office:value-type="string">
              <text:p text:style-name="P5">3 </text:p>
            </table:table-cell>
            <table:table-cell table:style-name="Table17.A1" office:value-type="string">
              <text:p text:style-name="P5">0 </text:p>
            </table:table-cell>
          </table:table-row>
          <table:table-row table:style-name="TableLine94924264837024">
            <table:table-cell table:style-name="Table17.A1" office:value-type="string">
              <text:p text:style-name="P6">71726 </text:p>
            </table:table-cell>
            <table:table-cell table:style-name="Table17.A1" office:value-type="string">
              <text:p text:style-name="P6">ARCH114 </text:p>
            </table:table-cell>
            <table:table-cell table:style-name="Table17.A1" office:value-type="string">
              <text:p text:style-name="P9">Human and Socio-Cultural Factors in Design </text:p>
            </table:table-cell>
            <table:table-cell table:style-name="Table17.A1" office:value-type="string">
              <text:p text:style-name="P6">C </text:p>
            </table:table-cell>
            <table:table-cell table:style-name="Table17.A1" office:value-type="string">
              <text:p text:style-name="P6">3 </text:p>
            </table:table-cell>
            <table:table-cell table:style-name="Table17.A1" office:value-type="string">
              <text:p text:style-name="P6">6 </text:p>
            </table:table-cell>
          </table:table-row>
          <table:table-row table:style-name="TableLine94924264837024">
            <table:table-cell table:style-name="Table17.A1" office:value-type="string">
              <text:p text:style-name="P6">71732 </text:p>
            </table:table-cell>
            <table:table-cell table:style-name="Table17.A1" office:value-type="string">
              <text:p text:style-name="P6">ARCH213 </text:p>
            </table:table-cell>
            <table:table-cell table:style-name="Table17.A1" office:value-type="string">
              <text:p text:style-name="P9">Ecological Issues in Architecture </text:p>
            </table:table-cell>
            <table:table-cell table:style-name="Table17.A1" office:value-type="string">
              <text:p text:style-name="P6">C+ </text:p>
            </table:table-cell>
            <table:table-cell table:style-name="Table17.A1" office:value-type="string">
              <text:p text:style-name="P6">3 </text:p>
            </table:table-cell>
            <table:table-cell table:style-name="Table17.A1" office:value-type="string">
              <text:p text:style-name="P6">6,9 </text:p>
            </table:table-cell>
          </table:table-row>
          <table:table-row table:style-name="TableLine94924264837024">
            <table:table-cell table:style-name="Table17.A1" office:value-type="string">
              <text:p text:style-name="P6">71733 </text:p>
            </table:table-cell>
            <table:table-cell table:style-name="Table17.A1" office:value-type="string">
              <text:p text:style-name="P6">ARCH225 </text:p>
            </table:table-cell>
            <table:table-cell table:style-name="Table17.A1" office:value-type="string">
              <text:p text:style-name="P9">History and Theories of Architecture - I </text:p>
            </table:table-cell>
            <table:table-cell table:style-name="Table17.A1" office:value-type="string">
              <text:p text:style-name="P6">D </text:p>
            </table:table-cell>
            <table:table-cell table:style-name="Table17.A1" office:value-type="string">
              <text:p text:style-name="P6">3 </text:p>
            </table:table-cell>
            <table:table-cell table:style-name="Table17.A1" office:value-type="string">
              <text:p text:style-name="P6">3 </text:p>
            </table:table-cell>
          </table:table-row>
          <table:table-row table:style-name="TableLine94924264837024">
            <table:table-cell table:style-name="Table17.A1" office:value-type="string">
              <text:p text:style-name="P6">71744 </text:p>
            </table:table-cell>
            <table:table-cell table:style-name="Table17.A1" office:value-type="string">
              <text:p text:style-name="P6">ARCH244 </text:p>
            </table:table-cell>
            <table:table-cell table:style-name="Table17.A1" office:value-type="string">
              <text:p text:style-name="P9">Architectural Construction and Materials - II </text:p>
            </table:table-cell>
            <table:table-cell table:style-name="Table17.A1" office:value-type="string">
              <text:p text:style-name="P6">B+ </text:p>
            </table:table-cell>
            <table:table-cell table:style-name="Table17.A1" office:value-type="string">
              <text:p text:style-name="P6">3 </text:p>
            </table:table-cell>
            <table:table-cell table:style-name="Table17.A1" office:value-type="string">
              <text:p text:style-name="P6">9,9 </text:p>
            </table:table-cell>
          </table:table-row>
          <table:table-row table:style-name="TableLine94924264837024">
            <table:table-cell table:style-name="Table17.A1" office:value-type="string">
              <text:p text:style-name="P6">71746 </text:p>
            </table:table-cell>
            <table:table-cell table:style-name="Table17.A1" office:value-type="string">
              <text:p text:style-name="P6">ARCH252 </text:p>
            </table:table-cell>
            <table:table-cell table:style-name="Table17.A1" office:value-type="string">
              <text:p text:style-name="P8">Theory of Urban Design </text:p>
            </table:table-cell>
            <table:table-cell table:style-name="Table17.A1" office:value-type="string">
              <text:p text:style-name="P5">F </text:p>
            </table:table-cell>
            <table:table-cell table:style-name="Table17.A1" office:value-type="string">
              <text:p text:style-name="P5">3 </text:p>
            </table:table-cell>
            <table:table-cell table:style-name="Table17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1,43 <text:tab/></text:span><text:span text:style-name="Strong_20_Emphasis"><text:span text:style-name="T5">CGPA:</text:span></text:span><text:span text:style-name="T5"> 2,06 <text:tab/></text:span><text:span text:style-name="Strong_20_Emphasis"><text:span text:style-name="T5">SEM.CH:</text:span></text:span><text:span text:style-name="T5"> 18<text:tab/></text:span><text:span text:style-name="Strong_20_Emphasis"><text:span text:style-name="T5">CUM.CH:</text:span></text:span><text:span text:style-name="T5"> 83<text:tab/></text:span><text:span text:style-name="Strong_20_Emphasis"><text:span text:style-name="T5">SEM.CR:</text:span></text:span><text:span text:style-name="T5"> 25,8<text:tab/></text:span><text:span text:style-name="Strong_20_Emphasis"><text:span text:style-name="T5">CUM.CR:</text:span></text:span><text:span text:style-name="T5"> 170,9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8</text:span></text:p>
        <text:p text:style-name="P12"><text:span text:style-name="Strong_20_Emphasis"><text:span text:style-name="T5">Durum:</text:span></text:span><text:span text:style-name="T5"> </text:span><text:span text:style-name="T1">BAŞARISIZ</text:span><text:span text:style-name="T5"> </text:span></text:p>
        <text:p text:style-name="P2"/>
        <text:p text:style-name="P14"><text:span text:style-name="T1">Akademik Yıl: 2020-21 </text:span><text:tab/><text:tab/>Dönem: <text:span text:style-name="T1">GÜZ</text:span> <text:tab/><text:tab/><text:tab/>Bölüm: MİMARLIK </text:p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column table:style-name="Table18.E"/>
          <table:table-column table:style-name="Table18.F"/>
          <table:table-header-rows>
            <table:table-row table:style-name="TableLine94924263375344">
              <table:table-cell table:style-name="Table18.A1" office:value-type="string">
                <text:p text:style-name="P9">Ref. Kod </text:p>
              </table:table-cell>
              <table:table-cell table:style-name="Table18.A1" office:value-type="string">
                <text:p text:style-name="P9">Ders Kod. </text:p>
              </table:table-cell>
              <table:table-cell table:style-name="Table18.A1" office:value-type="string">
                <text:p text:style-name="P9">Ders Adı </text:p>
              </table:table-cell>
              <table:table-cell table:style-name="Table18.A1" office:value-type="string">
                <text:p text:style-name="P9">GRD. </text:p>
              </table:table-cell>
              <table:table-cell table:style-name="Table18.A1" office:value-type="string">
                <text:p text:style-name="P9">CH. </text:p>
              </table:table-cell>
              <table:table-cell table:style-name="Table18.A1" office:value-type="string">
                <text:p text:style-name="P9">CR. </text:p>
              </table:table-cell>
            </table:table-row>
          </table:table-header-rows>
          <table:table-row table:style-name="TableLine94924263375344">
            <table:table-cell table:style-name="Table18.A1" office:value-type="string">
              <text:p text:style-name="P5">71714 </text:p>
            </table:table-cell>
            <table:table-cell table:style-name="Table18.A1" office:value-type="string">
              <text:p text:style-name="P5">ENGL191 </text:p>
            </table:table-cell>
            <table:table-cell table:style-name="Table18.A1" office:value-type="string">
              <text:p text:style-name="P8">Communication in English - I </text:p>
            </table:table-cell>
            <table:table-cell table:style-name="Table18.A1" office:value-type="string">
              <text:p text:style-name="P5">F </text:p>
            </table:table-cell>
            <table:table-cell table:style-name="Table18.A1" office:value-type="string">
              <text:p text:style-name="P5">3 </text:p>
            </table:table-cell>
            <table:table-cell table:style-name="Table18.A1" office:value-type="string">
              <text:p text:style-name="P5">0 </text:p>
            </table:table-cell>
          </table:table-row>
          <table:table-row table:style-name="TableLine94924263375344">
            <table:table-cell table:style-name="Table18.A1" office:value-type="string">
              <text:p text:style-name="P5">71746 </text:p>
            </table:table-cell>
            <table:table-cell table:style-name="Table18.A1" office:value-type="string">
              <text:p text:style-name="P5">ARCH252 </text:p>
            </table:table-cell>
            <table:table-cell table:style-name="Table18.A1" office:value-type="string">
              <text:p text:style-name="P8">Theory of Urban Design </text:p>
            </table:table-cell>
            <table:table-cell table:style-name="Table18.A1" office:value-type="string">
              <text:p text:style-name="P5">F </text:p>
            </table:table-cell>
            <table:table-cell table:style-name="Table18.A1" office:value-type="string">
              <text:p text:style-name="P5">3 </text:p>
            </table:table-cell>
            <table:table-cell table:style-name="Table18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text:tab/></text:span><text:span text:style-name="Strong_20_Emphasis"><text:span text:style-name="T5">CGPA:</text:span></text:span><text:span text:style-name="T5"> 2,06 <text:tab/></text:span><text:span text:style-name="Strong_20_Emphasis"><text:span text:style-name="T5">SEM.CH:</text:span></text:span><text:span text:style-name="T5"> 6<text:tab/></text:span><text:span text:style-name="Strong_20_Emphasis"><text:span text:style-name="T5">CUM.CH:</text:span></text:span><text:span text:style-name="T5"> 83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170,9</text:span></text:p>
        <text:p text:style-name="P12"><text:span text:style-name="Strong_20_Emphasis"><text:span text:style-name="T5">ACD.TERM:</text:span></text:span><text:span text:style-name="T5"> 4<text:tab/></text:span><text:span text:style-name="Strong_20_Emphasis"><text:span text:style-name="T5">ACT.TERM:</text:span></text:span><text:span text:style-name="T5"> 8</text:span></text:p>
        <text:p text:style-name="P12"><text:span text:style-name="Strong_20_Emphasis"><text:span text:style-name="T5">Açıklama:</text:span></text:span><text:span text:style-name="T5"> </text:span><text:span text:style-name="T1">BÜTÜNLEME SINAVI </text:span></text:p>
        <text:p text:style-name="P2"/>
        <text:p text:style-name="P14"><text:span text:style-name="T1">Akademik Yıl: 2020-21 </text:span><text:tab/><text:tab/>Dönem: <text:span text:style-name="T1">BAHAR</text:span> <text:tab/><text:tab/>Bölüm: MİMARLIK </text:p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header-rows>
            <table:table-row table:style-name="TableLine94924266208416">
              <table:table-cell table:style-name="Table19.A1" office:value-type="string">
                <text:p text:style-name="P9">Ref. Kod </text:p>
              </table:table-cell>
              <table:table-cell table:style-name="Table19.A1" office:value-type="string">
                <text:p text:style-name="P9">Ders Kod. </text:p>
              </table:table-cell>
              <table:table-cell table:style-name="Table19.A1" office:value-type="string">
                <text:p text:style-name="P9">Ders Adı </text:p>
              </table:table-cell>
              <table:table-cell table:style-name="Table19.A1" office:value-type="string">
                <text:p text:style-name="P9">GRD. </text:p>
              </table:table-cell>
              <table:table-cell table:style-name="Table19.A1" office:value-type="string">
                <text:p text:style-name="P9">CH. </text:p>
              </table:table-cell>
              <table:table-cell table:style-name="Table19.A1" office:value-type="string">
                <text:p text:style-name="P9">CR. </text:p>
              </table:table-cell>
            </table:table-row>
          </table:table-header-rows>
          <table:table-row table:style-name="TableLine94924266208416">
            <table:table-cell table:style-name="Table19.A1" office:value-type="string">
              <text:p text:style-name="P6">71714 </text:p>
            </table:table-cell>
            <table:table-cell table:style-name="Table19.A1" office:value-type="string">
              <text:p text:style-name="P6">ENGL191 </text:p>
            </table:table-cell>
            <table:table-cell table:style-name="Table19.A1" office:value-type="string">
              <text:p text:style-name="P8">Communication in English - I </text:p>
            </table:table-cell>
            <table:table-cell table:style-name="Table19.A1" office:value-type="string">
              <text:p text:style-name="P5">F </text:p>
            </table:table-cell>
            <table:table-cell table:style-name="Table19.A1" office:value-type="string">
              <text:p text:style-name="P5">3 </text:p>
            </table:table-cell>
            <table:table-cell table:style-name="Table19.A1" office:value-type="string">
              <text:p text:style-name="P5">0 </text:p>
            </table:table-cell>
          </table:table-row>
          <table:table-row table:style-name="TableLine94924266208416">
            <table:table-cell table:style-name="Table19.A1" office:value-type="string">
              <text:p text:style-name="P6">71742 </text:p>
            </table:table-cell>
            <table:table-cell table:style-name="Table19.A1" office:value-type="string">
              <text:p text:style-name="P6">ARCH226 </text:p>
            </table:table-cell>
            <table:table-cell table:style-name="Table19.A1" office:value-type="string">
              <text:p text:style-name="P8">History and Theories of Architecture - II </text:p>
            </table:table-cell>
            <table:table-cell table:style-name="Table19.A1" office:value-type="string">
              <text:p text:style-name="P5">NG </text:p>
            </table:table-cell>
            <table:table-cell table:style-name="Table19.A1" office:value-type="string">
              <text:p text:style-name="P5">3 </text:p>
            </table:table-cell>
            <table:table-cell table:style-name="Table19.A1" office:value-type="string">
              <text:p text:style-name="P5">0 </text:p>
            </table:table-cell>
          </table:table-row>
          <table:table-row table:style-name="TableLine94924266208416">
            <table:table-cell table:style-name="Table19.A1" office:value-type="string">
              <text:p text:style-name="P6">71743 </text:p>
            </table:table-cell>
            <table:table-cell table:style-name="Table19.A1" office:value-type="string">
              <text:p text:style-name="P6">ARCH236 </text:p>
            </table:table-cell>
            <table:table-cell table:style-name="Table19.A1" office:value-type="string">
              <text:p text:style-name="P8">Tectonics of Flexural Structures </text:p>
            </table:table-cell>
            <table:table-cell table:style-name="Table19.A1" office:value-type="string">
              <text:p text:style-name="P5">NG </text:p>
            </table:table-cell>
            <table:table-cell table:style-name="Table19.A1" office:value-type="string">
              <text:p text:style-name="P5">3 </text:p>
            </table:table-cell>
            <table:table-cell table:style-name="Table19.A1" office:value-type="string">
              <text:p text:style-name="P5">0 </text:p>
            </table:table-cell>
          </table:table-row>
          <table:table-row table:style-name="TableLine94924266208416">
            <table:table-cell table:style-name="Table19.A1" office:value-type="string">
              <text:p text:style-name="P6">71745 </text:p>
            </table:table-cell>
            <table:table-cell table:style-name="Table19.A1" office:value-type="string">
              <text:p text:style-name="P6">ARCH246 </text:p>
            </table:table-cell>
            <table:table-cell table:style-name="Table19.A1" office:value-type="string">
              <text:p text:style-name="P9">Energy and Environmental Issues in Design </text:p>
            </table:table-cell>
            <table:table-cell table:style-name="Table19.A1" office:value-type="string">
              <text:p text:style-name="P6">D+ </text:p>
            </table:table-cell>
            <table:table-cell table:style-name="Table19.A1" office:value-type="string">
              <text:p text:style-name="P6">3 </text:p>
            </table:table-cell>
            <table:table-cell table:style-name="Table19.A1" office:value-type="string">
              <text:p text:style-name="P6">3,9 </text:p>
            </table:table-cell>
          </table:table-row>
          <table:table-row table:style-name="TableLine94924266208416">
            <table:table-cell table:style-name="Table19.A1" office:value-type="string">
              <text:p text:style-name="P6">71746 </text:p>
            </table:table-cell>
            <table:table-cell table:style-name="Table19.A1" office:value-type="string">
              <text:p text:style-name="P6">ARCH252 </text:p>
            </table:table-cell>
            <table:table-cell table:style-name="Table19.A1" office:value-type="string">
              <text:p text:style-name="P8">Theory of Urban Design </text:p>
            </table:table-cell>
            <table:table-cell table:style-name="Table19.A1" office:value-type="string">
              <text:p text:style-name="P5">F </text:p>
            </table:table-cell>
            <table:table-cell table:style-name="Table19.A1" office:value-type="string">
              <text:p text:style-name="P5">3 </text:p>
            </table:table-cell>
            <table:table-cell table:style-name="Table19.A1" office:value-type="string">
              <text:p text:style-name="P5">0 </text:p>
            </table:table-cell>
          </table:table-row>
          <table:table-row table:style-name="TableLine94924266208416">
            <table:table-cell table:style-name="Table19.A1" office:value-type="string">
              <text:p text:style-name="P6">71754 </text:p>
            </table:table-cell>
            <table:table-cell table:style-name="Table19.A1" office:value-type="string">
              <text:p text:style-name="P6">ARCH347 </text:p>
            </table:table-cell>
            <table:table-cell table:style-name="Table19.A1" office:value-type="string">
              <text:p text:style-name="P8">Architectural Construction and Materials - III </text:p>
            </table:table-cell>
            <table:table-cell table:style-name="Table19.A1" office:value-type="string">
              <text:p text:style-name="P5">NG </text:p>
            </table:table-cell>
            <table:table-cell table:style-name="Table19.A1" office:value-type="string">
              <text:p text:style-name="P5">3 </text:p>
            </table:table-cell>
            <table:table-cell table:style-name="Table19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,22 <text:tab/><text:tab/></text:span><text:span text:style-name="Strong_20_Emphasis"><text:span text:style-name="T5">CGPA:</text:span></text:span><text:span text:style-name="T5"> 1,84 <text:tab/></text:span><text:span text:style-name="Strong_20_Emphasis"><text:span text:style-name="T5">SEM.CH:</text:span></text:span><text:span text:style-name="T5"> 18<text:tab/></text:span><text:span text:style-name="Strong_20_Emphasis"><text:span text:style-name="T5">CUM.CH:</text:span></text:span><text:span text:style-name="T5"> 95<text:tab/></text:span><text:span text:style-name="Strong_20_Emphasis"><text:span text:style-name="T5">SEM.CR:</text:span></text:span><text:span text:style-name="T5"> 3,9<text:tab/></text:span><text:span text:style-name="Strong_20_Emphasis"><text:span text:style-name="T5">CUM.CR:</text:span></text:span><text:span text:style-name="T5"> 174,8</text:span></text:p>
        <text:p text:style-name="P12"><text:span text:style-name="Strong_20_Emphasis"><text:span text:style-name="T5">ACD.TERM:</text:span></text:span><text:span text:style-name="T5"> 5<text:tab/></text:span><text:span text:style-name="Strong_20_Emphasis"><text:span text:style-name="T5">ACT.TERM:</text:span></text:span><text:span text:style-name="T5"> 9</text:span></text:p>
        <text:p text:style-name="P12"><text:span text:style-name="Strong_20_Emphasis"><text:span text:style-name="T5">Durum:</text:span></text:span><text:span text:style-name="T5"> </text:span><text:span text:style-name="T1">SINAMALI</text:span><text:span text:style-name="T5"> </text:span></text:p>
        <text:p text:style-name="P2"/>
        <text:p text:style-name="P13">Akademik Yıl: 2020-21 <text:tab/><text:tab/><text:span text:style-name="T5">Dönem: </text:span>BAHAR<text:span text:style-name="T5"> <text:tab/><text:tab/><text:tab/>Bölüm: MİMARLIK </text:span></text:p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column table:style-name="Table20.F"/>
          <table:table-header-rows>
            <table:table-row table:style-name="TableLine94924268237504">
              <table:table-cell table:style-name="Table20.A1" office:value-type="string">
                <text:p text:style-name="P9">Ref. Kod </text:p>
              </table:table-cell>
              <table:table-cell table:style-name="Table20.A1" office:value-type="string">
                <text:p text:style-name="P9">Ders Kod. </text:p>
              </table:table-cell>
              <table:table-cell table:style-name="Table20.A1" office:value-type="string">
                <text:p text:style-name="P9">Ders Adı </text:p>
              </table:table-cell>
              <table:table-cell table:style-name="Table20.A1" office:value-type="string">
                <text:p text:style-name="P9">GRD. </text:p>
              </table:table-cell>
              <table:table-cell table:style-name="Table20.A1" office:value-type="string">
                <text:p text:style-name="P9">CH. </text:p>
              </table:table-cell>
              <table:table-cell table:style-name="Table20.A1" office:value-type="string">
                <text:p text:style-name="P9">CR. </text:p>
              </table:table-cell>
            </table:table-row>
          </table:table-header-rows>
          <table:table-row table:style-name="TableLine94924268237504">
            <table:table-cell table:style-name="Table20.A1" office:value-type="string">
              <text:p text:style-name="P6">71714 </text:p>
            </table:table-cell>
            <table:table-cell table:style-name="Table20.A1" office:value-type="string">
              <text:p text:style-name="P6">ENGL191 </text:p>
            </table:table-cell>
            <table:table-cell table:style-name="Table20.A1" office:value-type="string">
              <text:p text:style-name="P8">Communication in English - I </text:p>
            </table:table-cell>
            <table:table-cell table:style-name="Table20.A1" office:value-type="string">
              <text:p text:style-name="P5">F </text:p>
            </table:table-cell>
            <table:table-cell table:style-name="Table20.A1" office:value-type="string">
              <text:p text:style-name="P5">3 </text:p>
            </table:table-cell>
            <table:table-cell table:style-name="Table20.A1" office:value-type="string">
              <text:p text:style-name="P5">0 </text:p>
            </table:table-cell>
          </table:table-row>
          <table:table-row table:style-name="TableLine94924268237504">
            <table:table-cell table:style-name="Table20.A1" office:value-type="string">
              <text:p text:style-name="P6">71746 </text:p>
            </table:table-cell>
            <table:table-cell table:style-name="Table20.A1" office:value-type="string">
              <text:p text:style-name="P6">ARCH252 </text:p>
            </table:table-cell>
            <table:table-cell table:style-name="Table20.A1" office:value-type="string">
              <text:p text:style-name="P8">Theory of Urban Design </text:p>
            </table:table-cell>
            <table:table-cell table:style-name="Table20.A1" office:value-type="string">
              <text:p text:style-name="P5">F </text:p>
            </table:table-cell>
            <table:table-cell table:style-name="Table20.A1" office:value-type="string">
              <text:p text:style-name="P5">3 </text:p>
            </table:table-cell>
            <table:table-cell table:style-name="Table20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 <text:tab/></text:span><text:span text:style-name="Strong_20_Emphasis"><text:span text:style-name="T5">CGPA:</text:span></text:span><text:span text:style-name="T5"> 1,84 <text:tab/></text:span><text:span text:style-name="Strong_20_Emphasis"><text:span text:style-name="T5">SEM.CH:</text:span></text:span><text:span text:style-name="T5"> 6<text:tab/></text:span><text:span text:style-name="Strong_20_Emphasis"><text:span text:style-name="T5">CUM.CH:</text:span></text:span><text:span text:style-name="T5"> 95<text:tab/></text:span><text:span text:style-name="Strong_20_Emphasis"><text:span text:style-name="T5">SEM.CR:</text:span></text:span><text:span text:style-name="T5"> 0<text:tab/></text:span><text:span text:style-name="Strong_20_Emphasis"><text:span text:style-name="T5">CUM.CR:</text:span></text:span><text:span text:style-name="T5"> 174,8</text:span></text:p>
        <text:p text:style-name="P12"><text:span text:style-name="Strong_20_Emphasis"><text:span text:style-name="T5">ACD.TERM:</text:span></text:span><text:span text:style-name="T5"> 5<text:tab/></text:span><text:span text:style-name="Strong_20_Emphasis"><text:span text:style-name="T5">ACT.TERM:</text:span></text:span><text:span text:style-name="T5"> 9</text:span></text:p>
        <text:p text:style-name="P12"><text:span text:style-name="Strong_20_Emphasis"><text:span text:style-name="T5">Açıklama:</text:span></text:span><text:span text:style-name="T5"> </text:span><text:span text:style-name="T1">BÜTÜNLEME SINAVI </text:span></text:p>
        <text:p text:style-name="P12"><text:span text:style-name="Strong_20_Emphasis"><text:span text:style-name="T5">Durum:</text:span></text:span><text:span text:style-name="T5"> </text:span><text:span text:style-name="T1">SINAMALI</text:span><text:span text:style-name="T5"> </text:span></text:p>
        <text:p text:style-name="P12"><text:soft-page-break/><text:span text:style-name="T5"/></text:p>
        <text:p text:style-name="P12"><text:span text:style-name="T5"/></text:p>
        <text:p text:style-name="P12"><text:span text:style-name="T5"/></text:p>
        <text:p text:style-name="P3"/>
        <text:p text:style-name="P14"><text:span text:style-name="T1">Akademik Yıl: 2021-22 </text:span><text:tab/><text:tab/>Dönem: <text:span text:style-name="T1">GÜZ</text:span> <text:tab/><text:tab/><text:tab/><text:tab/>Bölüm: MİMARLIK 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column table:style-name="Table21.D"/>
          <table:table-column table:style-name="Table21.E"/>
          <table:table-column table:style-name="Table21.F"/>
          <table:table-header-rows>
            <table:table-row table:style-name="TableLine94924265029456">
              <table:table-cell table:style-name="Table21.A1" office:value-type="string">
                <text:p text:style-name="P9">Ref. Kod </text:p>
              </table:table-cell>
              <table:table-cell table:style-name="Table21.A1" office:value-type="string">
                <text:p text:style-name="P9">Ders Kod. </text:p>
              </table:table-cell>
              <table:table-cell table:style-name="Table21.A1" office:value-type="string">
                <text:p text:style-name="P9">Ders Adı </text:p>
              </table:table-cell>
              <table:table-cell table:style-name="Table21.A1" office:value-type="string">
                <text:p text:style-name="P9">GRD. </text:p>
              </table:table-cell>
              <table:table-cell table:style-name="Table21.A1" office:value-type="string">
                <text:p text:style-name="P9">CH. </text:p>
              </table:table-cell>
              <table:table-cell table:style-name="Table21.A1" office:value-type="string">
                <text:p text:style-name="P9">CR. </text:p>
              </table:table-cell>
            </table:table-row>
          </table:table-header-rows>
          <table:table-row table:style-name="TableLine94924265029456">
            <table:table-cell table:style-name="Table21.A1" office:value-type="string">
              <text:p text:style-name="P6">71714 </text:p>
            </table:table-cell>
            <table:table-cell table:style-name="Table21.A1" office:value-type="string">
              <text:p text:style-name="P6">ENGL191 </text:p>
            </table:table-cell>
            <table:table-cell table:style-name="Table21.A1" office:value-type="string">
              <text:p text:style-name="P8">Communication in English - I </text:p>
            </table:table-cell>
            <table:table-cell table:style-name="Table21.A1" office:value-type="string">
              <text:p text:style-name="P5">F </text:p>
            </table:table-cell>
            <table:table-cell table:style-name="Table21.A1" office:value-type="string">
              <text:p text:style-name="P5">3 </text:p>
            </table:table-cell>
            <table:table-cell table:style-name="Table21.A1" office:value-type="string">
              <text:p text:style-name="P5">0 </text:p>
            </table:table-cell>
          </table:table-row>
          <table:table-row table:style-name="TableLine94924265029456">
            <table:table-cell table:style-name="Table21.A1" office:value-type="string">
              <text:p text:style-name="P6">71742 </text:p>
            </table:table-cell>
            <table:table-cell table:style-name="Table21.A1" office:value-type="string">
              <text:p text:style-name="P6">ARCH226 </text:p>
            </table:table-cell>
            <table:table-cell table:style-name="Table21.A1" office:value-type="string">
              <text:p text:style-name="P8">History and Theories of Architecture - II </text:p>
            </table:table-cell>
            <table:table-cell table:style-name="Table21.A1" office:value-type="string">
              <text:p text:style-name="P5">NG </text:p>
            </table:table-cell>
            <table:table-cell table:style-name="Table21.A1" office:value-type="string">
              <text:p text:style-name="P5">3 </text:p>
            </table:table-cell>
            <table:table-cell table:style-name="Table21.A1" office:value-type="string">
              <text:p text:style-name="P5">0 </text:p>
            </table:table-cell>
          </table:table-row>
          <table:table-row table:style-name="TableLine94924265029456">
            <table:table-cell table:style-name="Table21.A1" office:value-type="string">
              <text:p text:style-name="P6">71743 </text:p>
            </table:table-cell>
            <table:table-cell table:style-name="Table21.A1" office:value-type="string">
              <text:p text:style-name="P6">ARCH236 </text:p>
            </table:table-cell>
            <table:table-cell table:style-name="Table21.A1" office:value-type="string">
              <text:p text:style-name="P8">Tectonics of Flexural Structures </text:p>
            </table:table-cell>
            <table:table-cell table:style-name="Table21.A1" office:value-type="string">
              <text:p text:style-name="P5">NG </text:p>
            </table:table-cell>
            <table:table-cell table:style-name="Table21.A1" office:value-type="string">
              <text:p text:style-name="P5">3 </text:p>
            </table:table-cell>
            <table:table-cell table:style-name="Table21.A1" office:value-type="string">
              <text:p text:style-name="P5">0 </text:p>
            </table:table-cell>
          </table:table-row>
          <table:table-row table:style-name="TableLine94924265029456">
            <table:table-cell table:style-name="Table21.A1" office:value-type="string">
              <text:p text:style-name="P6">71746 </text:p>
            </table:table-cell>
            <table:table-cell table:style-name="Table21.A1" office:value-type="string">
              <text:p text:style-name="P6">ARCH252 </text:p>
            </table:table-cell>
            <table:table-cell table:style-name="Table21.A1" office:value-type="string">
              <text:p text:style-name="P8">Theory of Urban Design </text:p>
            </table:table-cell>
            <table:table-cell table:style-name="Table21.A1" office:value-type="string">
              <text:p text:style-name="P5">NG </text:p>
            </table:table-cell>
            <table:table-cell table:style-name="Table21.A1" office:value-type="string">
              <text:p text:style-name="P5">3 </text:p>
            </table:table-cell>
            <table:table-cell table:style-name="Table21.A1" office:value-type="string">
              <text:p text:style-name="P5">0 </text:p>
            </table:table-cell>
          </table:table-row>
          <table:table-row table:style-name="TableLine94924265029456">
            <table:table-cell table:style-name="Table21.A1" office:value-type="string">
              <text:p text:style-name="P6">71754 </text:p>
            </table:table-cell>
            <table:table-cell table:style-name="Table21.A1" office:value-type="string">
              <text:p text:style-name="P6">ARCH347 </text:p>
            </table:table-cell>
            <table:table-cell table:style-name="Table21.A1" office:value-type="string">
              <text:p text:style-name="P9">Architectural Construction and Materials - III </text:p>
            </table:table-cell>
            <table:table-cell table:style-name="Table21.A1" office:value-type="string">
              <text:p text:style-name="P6">D </text:p>
            </table:table-cell>
            <table:table-cell table:style-name="Table21.A1" office:value-type="string">
              <text:p text:style-name="P6">3 </text:p>
            </table:table-cell>
            <table:table-cell table:style-name="Table21.A1" office:value-type="string">
              <text:p text:style-name="P6">3 </text:p>
            </table:table-cell>
          </table:table-row>
          <table:table-row table:style-name="TableLine94924265029456">
            <table:table-cell table:style-name="Table21.A1" office:value-type="string">
              <text:p text:style-name="P6">71757 </text:p>
            </table:table-cell>
            <table:table-cell table:style-name="Table21.A1" office:value-type="string">
              <text:p text:style-name="P6">ARCH290 </text:p>
            </table:table-cell>
            <table:table-cell table:style-name="Table21.A1" office:value-type="string">
              <text:p text:style-name="P8">Summer Practice - II </text:p>
            </table:table-cell>
            <table:table-cell table:style-name="Table21.A1" office:value-type="string">
              <text:p text:style-name="P5">U </text:p>
            </table:table-cell>
            <table:table-cell table:style-name="Table21.A1" office:value-type="string">
              <text:p text:style-name="P5">0 </text:p>
            </table:table-cell>
            <table:table-cell table:style-name="Table21.A1" office:value-type="string">
              <text:p text:style-name="P5">0 </text:p>
            </table:table-cell>
          </table:table-row>
          <table:table-row table:style-name="TableLine94924265029456">
            <table:table-cell table:style-name="Table21.A1" office:value-type="string">
              <text:p text:style-name="P6">71771 </text:p>
            </table:table-cell>
            <table:table-cell table:style-name="Table21.A1" office:value-type="string">
              <text:p text:style-name="P6">ARCH491 </text:p>
            </table:table-cell>
            <table:table-cell table:style-name="Table21.A1" office:value-type="string">
              <text:p text:style-name="P8">Architectural Design Studio - V </text:p>
            </table:table-cell>
            <table:table-cell table:style-name="Table21.A1" office:value-type="string">
              <text:p text:style-name="P5">NG </text:p>
            </table:table-cell>
            <table:table-cell table:style-name="Table21.A1" office:value-type="string">
              <text:p text:style-name="P5">6 </text:p>
            </table:table-cell>
            <table:table-cell table:style-name="Table21.A1" office:value-type="string">
              <text:p text:style-name="P5">0 </text:p>
            </table:table-cell>
          </table:table-row>
        </table:table>
        <text:p text:style-name="P12"><text:span text:style-name="Strong_20_Emphasis"><text:span text:style-name="T5">GPA:</text:span></text:span><text:span text:style-name="T5"> 0,14 <text:tab/></text:span><text:span text:style-name="Strong_20_Emphasis"><text:span text:style-name="T5">CGPA:</text:span></text:span><text:span text:style-name="T5"> 1,76 <text:tab/></text:span><text:span text:style-name="Strong_20_Emphasis"><text:span text:style-name="T5">SEM.CH:</text:span></text:span><text:span text:style-name="T5"> 21<text:tab/></text:span><text:span text:style-name="Strong_20_Emphasis"><text:span text:style-name="T5">CUM.CH:</text:span></text:span><text:span text:style-name="T5"> 101<text:tab/></text:span><text:span text:style-name="Strong_20_Emphasis"><text:span text:style-name="T5">SEM.CR:</text:span></text:span><text:span text:style-name="T5"> 3<text:tab/></text:span><text:span text:style-name="Strong_20_Emphasis"><text:span text:style-name="T5">CUM.CR:</text:span></text:span><text:span text:style-name="T5"> 177,8</text:span></text:p>
        <text:p text:style-name="P12"><text:span text:style-name="Strong_20_Emphasis"><text:span text:style-name="T5">ACD.TERM:</text:span></text:span><text:span text:style-name="T5"> 5<text:tab/></text:span><text:span text:style-name="Strong_20_Emphasis"><text:span text:style-name="T5">ACT.TERM:</text:span></text:span><text:span text:style-name="T5"> 10</text:span></text:p>
        <text:p text:style-name="P12"><text:span text:style-name="Strong_20_Emphasis"><text:span text:style-name="T5">Durum:</text:span></text:span><text:span text:style-name="T5"> </text:span><text:span text:style-name="T1">BAŞARISIZ</text:span><text:span text:style-name="T5"> </text:span>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5:17:00.208820720</meta:creation-date>
    <dc:date>2022-02-23T17:41:35.024149441</dc:date>
    <meta:editing-duration>PT1H23M2S</meta:editing-duration>
    <meta:editing-cycles>2</meta:editing-cycles>
    <meta:generator>LibreOffice/7.2.5.2$Linux_X86_64 LibreOffice_project/20$Build-2</meta:generator>
    <meta:document-statistic meta:table-count="21" meta:image-count="0" meta:object-count="0" meta:page-count="5" meta:paragraph-count="720" meta:word-count="1534" meta:character-count="8875" meta:non-whitespace-character-count="7244"/>
  </office:meta>
</office:document-meta>
</file>